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9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default-cell-style-name="ce1"/>
        <table:table-column table:style-name="co1" table:default-cell-style-name="ce4"/>
        <table:table-column table:style-name="co2" table:default-cell-style-name="Default"/>
        <table:table-row table:style-name="ro1">
          <table:table-cell table:style-name="Default" office:value-type="float" office:value="0" calcext:value-type="float">
            <text:p>0</text:p>
          </table:table-cell>
          <table:table-cell table:formula="of:=3*[.A1]+1" office:value-type="float" office:value="1" calcext:value-type="float">
            <text:p>1</text:p>
          </table:table-cell>
          <table:table-cell office:value-type="string" calcext:value-type="string">
            <text:p><text:a xlink:href="http://www.lenntech.com/Periodic/elements/Ac.htm" xlink:type="simple">Actinium</text:a></text:p>
          </table:table-cell>
          <table:table-cell office:value-type="string" calcext:value-type="string">
            <text:p>Ac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table:style-name="ce1" table:formula="of:=[.A1]+1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lenntech.com/Periodic/elements/Al.htm" xlink:type="simple">Aluminum</text:a></text:p>
          </table:table-cell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lenntech.com/periodic/elements/Am.htm" xlink:type="simple">Americium</text:a></text:p>
          </table:table-cell>
          <table:table-cell office:value-type="string" calcext:value-type="string">
            <text:p>Am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<text:a xlink:href="http://www.lenntech.com/periodic/elements/Sb.htm" xlink:type="simple">Antimony</text:a></text:p>
          </table:table-cell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<text:a xlink:href="http://www.lenntech.com/periodic/elements/Ar.htm" xlink:type="simple">Argon</text:a></text:p>
          </table:table-cell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<text:a xlink:href="http://www.lenntech.com/periodic/elements/As.htm" xlink:type="simple">Arsenic</text:a></text:p>
          </table:table-cell>
          <table:table-cell office:value-type="string" calcext:value-type="string">
            <text:p>A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<text:a xlink:href="http://www.lenntech.com/periodic/elements/At.htm" xlink:type="simple">Astatine</text:a></text:p>
          </table:table-cell>
          <table:table-cell office:value-type="string" calcext:value-type="string">
            <text:p>At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<text:a xlink:href="http://www.lenntech.com/periodic/elements/Ba.htm" xlink:type="simple">Barium</text:a></text:p>
          </table:table-cell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<text:a xlink:href="http://www.lenntech.com/periodic/elements/Bk.htm" xlink:type="simple">Berkelium</text:a></text:p>
          </table:table-cell>
          <table:table-cell office:value-type="string" calcext:value-type="string">
            <text:p>Bk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<text:a xlink:href="http://www.lenntech.com/periodic/elements/Be.htm" xlink:type="simple">Beryllium</text:a></text:p>
          </table:table-cell>
          <table:table-cell office:value-type="string" calcext:value-type="string">
            <text:p>B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<text:a xlink:href="http://www.lenntech.com/periodic/elements/Bi.htm" xlink:type="simple">Bismuth</text:a></text:p>
          </table:table-cell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<text:a xlink:href="http://www.lenntech.com/periodic/elements/Bh.htm" xlink:type="simple">Bohrium</text:a></text:p>
          </table:table-cell>
          <table:table-cell office:value-type="string" calcext:value-type="string">
            <text:p>Bh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<text:a xlink:href="http://www.lenntech.com/periodic/elements/B.htm" xlink:type="simple">Boron</text:a>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<text:a xlink:href="http://www.lenntech.com/periodic/elements/Br.htm" xlink:type="simple">Bromine</text:a></text:p>
          </table:table-cell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<text:a xlink:href="http://www.lenntech.com/periodic/elements/Cd.htm" xlink:type="simple">Cadmium</text:a></text:p>
          </table:table-cell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2" table:number-columns-spanned="1" table:number-rows-spanned="20"/>
          <table:table-cell/>
          <table:table-cell office:value-type="string" calcext:value-type="string">
            <text:p><text:a xlink:href="http://www.lenntech.com/Periodic-chart-elements/Ca.htm" xlink:type="simple">Calcium</text:a></text:p>
          </table:table-cell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Cf.htm" xlink:type="simple">Californium</text:a></text:p>
          </table:table-cell>
          <table:table-cell office:value-type="string" calcext:value-type="string">
            <text:p>Cf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C.htm" xlink:type="simple">Carbon</text:a>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Ce.htm" xlink:type="simple">Cerium</text:a></text:p>
          </table:table-cell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Cs.htm" xlink:type="simple">Cesium</text:a></text:p>
          </table:table-cell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Cl.htm" xlink:type="simple">Chlorine</text:a></text:p>
          </table:table-cell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Cr.htm" xlink:type="simple">Chromium</text:a></text:p>
          </table:table-cell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Co.htm" xlink:type="simple">Cobalt</text:a></text:p>
          </table:table-cell>
          <table:table-cell office:value-type="string" calcext:value-type="string">
            <text:p>Co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Cu.htm" xlink:type="simple">Copper</text:a></text:p>
          </table:table-cell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Cm.htm" xlink:type="simple">Curium</text:a></text:p>
          </table:table-cell>
          <table:table-cell office:value-type="string" calcext:value-type="string">
            <text:p>Cm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Ds.htm" xlink:type="simple">Darmstadtium</text:a></text:p>
          </table:table-cell>
          <table:table-cell office:value-type="string" calcext:value-type="string">
            <text:p>Ds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Db.htm" xlink:type="simple">Dubnium</text:a></text:p>
          </table:table-cell>
          <table:table-cell office:value-type="string" calcext:value-type="string">
            <text:p>Db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Dy.htm" xlink:type="simple">Dysprosium</text:a></text:p>
          </table:table-cell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Es.htm" xlink:type="simple">Einsteinium</text:a></text:p>
          </table:table-cell>
          <table:table-cell office:value-type="string" calcext:value-type="string">
            <text:p>Es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Er.htm" xlink:type="simple">Erbium</text:a></text:p>
          </table:table-cell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Eu.htm" xlink:type="simple">Europium</text:a></text:p>
          </table:table-cell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Fm.htm" xlink:type="simple">Fermium</text:a></text:p>
          </table:table-cell>
          <table:table-cell office:value-type="string" calcext:value-type="string">
            <text:p>Fm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F.htm" xlink:type="simple">Fluorine</text:a>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Fr.htm" xlink:type="simple">Francium</text:a></text:p>
          </table:table-cell>
          <table:table-cell office:value-type="string" calcext:value-type="string">
            <text:p>Fr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string" calcext:value-type="string">
            <text:p><text:a xlink:href="http://www.lenntech.com/periodic/elements/Gd.htm" xlink:type="simple">Gadolinium</text:a></text:p>
          </table:table-cell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Ga.htm" xlink:type="simple">Gallium</text:a></text:p>
          </table:table-cell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Ge.htm" xlink:type="simple">Germanium</text:a></text:p>
          </table:table-cell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Au.htm" xlink:type="simple">Gold</text:a></text:p>
          </table:table-cell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Hf.htm" xlink:type="simple">Hafnium</text:a></text:p>
          </table:table-cell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Hs.htm" xlink:type="simple">Hassium</text:a></text:p>
          </table:table-cell>
          <table:table-cell office:value-type="string" calcext:value-type="string">
            <text:p>Hs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He.htm" xlink:type="simple">Helium</text:a></text:p>
          </table:table-cell>
          <table:table-cell office:value-type="string" calcext:value-type="string">
            <text:p>H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Ho.htm" xlink:type="simple">Holmium</text:a></text:p>
          </table:table-cell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H.htm" xlink:type="simple">Hydrogen</text:a>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In.htm" xlink:type="simple">Indium</text:a></text:p>
          </table:table-cell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I.htm" xlink:type="simple">Iodine</text:a></text:p>
          </table:table-cell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Ir.htm" xlink:type="simple">Iridium</text:a></text:p>
          </table:table-cell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Fe.htm" xlink:type="simple">Iron</text:a></text:p>
          </table:table-cell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Kr.htm" xlink:type="simple">Krypton</text:a></text:p>
          </table:table-cell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La.htm" xlink:type="simple">Lanthanum</text:a></text:p>
          </table:table-cell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Lr.htm" xlink:type="simple">Lawrencium</text:a></text:p>
          </table:table-cell>
          <table:table-cell office:value-type="string" calcext:value-type="string">
            <text:p>Lr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Pb.htm" xlink:type="simple">Lead</text:a></text:p>
          </table:table-cell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Li.htm" xlink:type="simple">Lithium</text:a></text:p>
          </table:table-cell>
          <table:table-cell office:value-type="string" calcext:value-type="string">
            <text:p>L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Lu.htm" xlink:type="simple">Lutetium</text:a></text:p>
          </table:table-cell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Mg.htm" xlink:type="simple">Magnesium</text:a></text:p>
          </table:table-cell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Mn.htm" xlink:type="simple">Manganese</text:a></text:p>
          </table:table-cell>
          <table:table-cell office:value-type="string" calcext:value-type="string">
            <text:p>Mn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Mt.htm" xlink:type="simple">Meitnerium</text:a></text:p>
          </table:table-cell>
          <table:table-cell office:value-type="string" calcext:value-type="string">
            <text:p>Mt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Md.htm" xlink:type="simple">Mendelevium</text:a></text:p>
          </table:table-cell>
          <table:table-cell office:value-type="string" calcext:value-type="string">
            <text:p>Md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Hg.htm" xlink:type="simple">Mercury</text:a></text:p>
          </table:table-cell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Mo.htm" xlink:type="simple">Molybdenum</text:a></text:p>
          </table:table-cell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Nd.htm" xlink:type="simple">Neodymium</text:a></text:p>
          </table:table-cell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Ne.htm" xlink:type="simple">Neon</text:a></text:p>
          </table:table-cell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Np.htm" xlink:type="simple">Neptunium</text:a></text:p>
          </table:table-cell>
          <table:table-cell office:value-type="string" calcext:value-type="string">
            <text:p>Np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Ni.htm" xlink:type="simple">Nickel</text:a></text:p>
          </table:table-cell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Nb.htm" xlink:type="simple">Niobium</text:a></text:p>
          </table:table-cell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N.htm" xlink:type="simple">Nitrogen</text:a>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No.htm" xlink:type="simple">Nobelium</text:a></text:p>
          </table:table-cell>
          <table:table-cell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Os.htm" xlink:type="simple">Osmium</text:a></text:p>
          </table:table-cell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O.htm" xlink:type="simple">Oxygen</text:a>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Pd.htm" xlink:type="simple">Palladium</text:a></text:p>
          </table:table-cell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P.htm" xlink:type="simple">Phosphorus</text:a></text:p>
          </table:table-cell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Pt.htm" xlink:type="simple">Platinum</text:a></text:p>
          </table:table-cell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Pu.htm" xlink:type="simple">Plutonium</text:a></text:p>
          </table:table-cell>
          <table:table-cell office:value-type="string" calcext:value-type="string">
            <text:p>Pu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Po.htm" xlink:type="simple">Polonium</text:a></text:p>
          </table:table-cell>
          <table:table-cell office:value-type="string" calcext:value-type="string">
            <text:p>Po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K.htm" xlink:type="simple">Potassium</text:a></text:p>
          </table:table-cell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Pr.htm" xlink:type="simple">Praseodymium</text:a></text:p>
          </table:table-cell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Pm.htm" xlink:type="simple">Promethium</text:a></text:p>
          </table:table-cell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Pa.htm" xlink:type="simple">Protactinium</text:a></text:p>
          </table:table-cell>
          <table:table-cell office:value-type="string" calcext:value-type="string">
            <text:p>Pa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Ra.htm" xlink:type="simple">Radium</text:a></text:p>
          </table:table-cell>
          <table:table-cell office:value-type="string" calcext:value-type="string">
            <text:p>Ra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Rn.htm" xlink:type="simple">Radon</text:a></text:p>
          </table:table-cell>
          <table:table-cell office:value-type="string" calcext:value-type="string">
            <text:p>Rn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Re.htm" xlink:type="simple">Rhenium</text:a></text:p>
          </table:table-cell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Rh.htm" xlink:type="simple">Rhodium</text:a></text:p>
          </table:table-cell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Rg.htm" xlink:type="simple">Roentgenium</text:a></text:p>
          </table:table-cell>
          <table:table-cell office:value-type="string" calcext:value-type="string">
            <text:p>Rg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Rb.htm" xlink:type="simple">Rubidium</text:a></text:p>
          </table:table-cell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Ru.htm" xlink:type="simple">Ruthenium</text:a></text:p>
          </table:table-cell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Rf.htm" xlink:type="simple">Rutherfordium</text:a></text:p>
          </table:table-cell>
          <table:table-cell office:value-type="string" calcext:value-type="string">
            <text:p>Rf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Sm.htm" xlink:type="simple">Samarium</text:a></text:p>
          </table:table-cell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Sc.htm" xlink:type="simple">Scandium</text:a></text:p>
          </table:table-cell>
          <table:table-cell office:value-type="string" calcext:value-type="string">
            <text:p>Sc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Sg.htm" xlink:type="simple">Seaborgium</text:a></text:p>
          </table:table-cell>
          <table:table-cell office:value-type="string" calcext:value-type="string">
            <text:p>Sg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Se.htm" xlink:type="simple">Selenium</text:a></text:p>
          </table:table-cell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Si.htm" xlink:type="simple">Silicon</text:a></text:p>
          </table:table-cell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Ag.htm" xlink:type="simple">Silver</text:a></text:p>
          </table:table-cell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Na.htm" xlink:type="simple">Sodium</text:a>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Sr.htm" xlink:type="simple">Strontium</text:a></text:p>
          </table:table-cell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S.htm" xlink:type="simple">Sulfur</text:a>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Ta.htm" xlink:type="simple">Tantalum</text:a></text:p>
          </table:table-cell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Tc.htm" xlink:type="simple">Technetium</text:a></text:p>
          </table:table-cell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Te.htm" xlink:type="simple">Tellurium</text:a></text:p>
          </table:table-cell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Tb.htm" xlink:type="simple">Terbium</text:a></text:p>
          </table:table-cell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Tl.htm" xlink:type="simple">Thallium</text:a></text:p>
          </table:table-cell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Th.htm" xlink:type="simple">Thorium</text:a></text:p>
          </table:table-cell>
          <table:table-cell office:value-type="string" calcext:value-type="string">
            <text:p>Th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Tm.htm" xlink:type="simple">Thulium</text:a></text:p>
          </table:table-cell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Sn.htm" xlink:type="simple">Tin</text:a></text:p>
          </table:table-cell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Ti.htm" xlink:type="simple">Titanium</text:a></text:p>
          </table:table-cell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W.htm" xlink:type="simple">Tungsten</text:a>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Uub.htm" xlink:type="simple">Ununbium</text:a></text:p>
          </table:table-cell>
          <table:table-cell office:value-type="string" calcext:value-type="string">
            <text:p>Uub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Uuh.htm" xlink:type="simple">Ununhexium</text:a></text:p>
          </table:table-cell>
          <table:table-cell office:value-type="string" calcext:value-type="string">
            <text:p>Uuh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Uuo.htm" xlink:type="simple">Ununoctium</text:a></text:p>
          </table:table-cell>
          <table:table-cell office:value-type="string" calcext:value-type="string">
            <text:p>Uuo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Uup.htm" xlink:type="simple">Ununpentium</text:a></text:p>
          </table:table-cell>
          <table:table-cell office:value-type="string" calcext:value-type="string">
            <text:p>Uup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Uuq.htm" xlink:type="simple">Ununquadium</text:a></text:p>
          </table:table-cell>
          <table:table-cell office:value-type="string" calcext:value-type="string">
            <text:p>Uuq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Uus.htm" xlink:type="simple">Ununseptium</text:a></text:p>
          </table:table-cell>
          <table:table-cell office:value-type="string" calcext:value-type="string">
            <text:p>Uus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Uut.htm" xlink:type="simple">Ununtrium</text:a></text:p>
          </table:table-cell>
          <table:table-cell office:value-type="string" calcext:value-type="string">
            <text:p>Uut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Rg.htm" xlink:type="simple">Ununium</text:a></text:p>
          </table:table-cell>
          <table:table-cell office:value-type="string" calcext:value-type="string">
            <text:p>Uuu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U.htm" xlink:type="simple">Uranium</text:a></text:p>
          </table:table-cell>
          <table:table-cell office:value-type="string" calcext:value-type="string">
            <text:p>U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V.htm" xlink:type="simple">Vanadium</text:a>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Xe.htm" xlink:type="simple">Xenon</text:a></text:p>
          </table:table-cell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Yb.htm" xlink:type="simple">Ytterbium</text:a></text:p>
          </table:table-cell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Y.htm" xlink:type="simple">Yttrium</text:a></text:p>
          </table:table-cell>
          <table:table-cell office:value-type="string" calcext:value-type="string">
            <text:p>Y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Zn.htm" xlink:type="simple">Zinc</text:a></text:p>
          </table:table-cell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/>
          <table:table-cell office:value-type="string" calcext:value-type="string">
            <text:p><text:a xlink:href="http://www.lenntech.com/periodic/elements/Zr.htm" xlink:type="simple">Zirconium</text:a></text:p>
          </table:table-cell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2" table:number-columns-spanned="4" table:number-rows-spanned="1"/>
          <table:covered-table-cell/>
          <table:covered-table-cell table:number-columns-repeated="2" table:style-name="Default"/>
          <table:table-cell table:style-name="Default"/>
          <table:table-cell/>
        </table:table-row>
      </table:table>
      <table:table table:name="Sheet2" table:style-name="ta1">
        <table:table-column table:style-name="co1" table:number-columns-repeated="12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<text:a xlink:href="https://en.wikipedia.org/wiki/Hydrogen" xlink:type="simple">Hydrogen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8" calcext:value-type="float">
            <text:p>1.008</text:p>
          </table:table-cell>
          <table:table-cell office:value-type="float" office:value="0.00008988" calcext:value-type="float">
            <text:p>0.00008988</text:p>
          </table:table-cell>
          <table:table-cell office:value-type="float" office:value="14.01" calcext:value-type="float">
            <text:p>14.01</text:p>
          </table:table-cell>
          <table:table-cell office:value-type="float" office:value="20.28" calcext:value-type="float">
            <text:p>20.28</text:p>
          </table:table-cell>
          <table:table-cell office:value-type="float" office:value="14.304" calcext:value-type="float">
            <text:p>14.304</text:p>
          </table:table-cell>
          <table:table-cell office:value-type="float" office:value="2.2" calcext:value-type="float">
            <text:p>2.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<text:a xlink:href="https://en.wikipedia.org/wiki/Helium" xlink:type="simple">Helium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.002602" calcext:value-type="float">
            <text:p>4.002602</text:p>
          </table:table-cell>
          <table:table-cell office:value-type="float" office:value="0.0001785" calcext:value-type="float">
            <text:p>0.0001785</text:p>
          </table:table-cell>
          <table:table-cell office:value-type="float" office:value="0.95" calcext:value-type="float">
            <text:p>0.95</text:p>
          </table:table-cell>
          <table:table-cell office:value-type="float" office:value="4.22" calcext:value-type="float">
            <text:p>4.22</text:p>
          </table:table-cell>
          <table:table-cell office:value-type="float" office:value="5.193" calcext:value-type="float">
            <text:p>5.193</text:p>
          </table:table-cell>
          <table:table-cell office:value-type="string" calcext:value-type="string">
            <text:p>–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<text:a xlink:href="https://en.wikipedia.org/wiki/Lithium" xlink:type="simple">Lithium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94" calcext:value-type="float">
            <text:p>6.94</text:p>
          </table:table-cell>
          <table:table-cell office:value-type="float" office:value="0.534" calcext:value-type="float">
            <text:p>0.534</text:p>
          </table:table-cell>
          <table:table-cell office:value-type="float" office:value="453.69" calcext:value-type="float">
            <text:p>453.69</text:p>
          </table:table-cell>
          <table:table-cell office:value-type="float" office:value="1560" calcext:value-type="float">
            <text:p>1560</text:p>
          </table:table-cell>
          <table:table-cell office:value-type="float" office:value="3.582" calcext:value-type="float">
            <text:p>3.582</text:p>
          </table:table-cell>
          <table:table-cell office:value-type="float" office:value="0.98" calcext:value-type="float">
            <text:p>0.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<text:a xlink:href="https://en.wikipedia.org/wiki/Beryllium" xlink:type="simple">Beryllium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0121831" calcext:value-type="float">
            <text:p>9.0121831</text:p>
          </table:table-cell>
          <table:table-cell office:value-type="float" office:value="1.85" calcext:value-type="float">
            <text:p>1.85</text:p>
          </table:table-cell>
          <table:table-cell office:value-type="float" office:value="1560" calcext:value-type="float">
            <text:p>1560</text:p>
          </table:table-cell>
          <table:table-cell office:value-type="float" office:value="2742" calcext:value-type="float">
            <text:p>2742</text:p>
          </table:table-cell>
          <table:table-cell office:value-type="float" office:value="1.825" calcext:value-type="float">
            <text:p>1.825</text:p>
          </table:table-cell>
          <table:table-cell office:value-type="float" office:value="1.57" calcext:value-type="float">
            <text:p>1.5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en.wikipedia.org/wiki/Boron" xlink:type="simple">Boron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.81" calcext:value-type="float">
            <text:p>10.81</text:p>
          </table:table-cell>
          <table:table-cell office:value-type="float" office:value="2.34" calcext:value-type="float">
            <text:p>2.34</text:p>
          </table:table-cell>
          <table:table-cell office:value-type="float" office:value="2349" calcext:value-type="float">
            <text:p>2349</text:p>
          </table:table-cell>
          <table:table-cell office:value-type="float" office:value="4200" calcext:value-type="float">
            <text:p>4200</text:p>
          </table:table-cell>
          <table:table-cell office:value-type="float" office:value="1.026" calcext:value-type="float">
            <text:p>1.026</text:p>
          </table:table-cell>
          <table:table-cell office:value-type="float" office:value="2.04" calcext:value-type="float">
            <text:p>2.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en.wikipedia.org/wiki/Carbon" xlink:type="simple">Carbon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.011" calcext:value-type="float">
            <text:p>12.011</text:p>
          </table:table-cell>
          <table:table-cell office:value-type="float" office:value="2.267" calcext:value-type="float">
            <text:p>2.267</text:p>
          </table:table-cell>
          <table:table-cell office:value-type="float" office:value="3800" calcext:value-type="float">
            <text:p>3800</text:p>
          </table:table-cell>
          <table:table-cell office:value-type="float" office:value="4300" calcext:value-type="float">
            <text:p>4300</text:p>
          </table:table-cell>
          <table:table-cell office:value-type="float" office:value="0.709" calcext:value-type="float">
            <text:p>0.709</text:p>
          </table:table-cell>
          <table:table-cell office:value-type="float" office:value="2.55" calcext:value-type="float">
            <text:p>2.5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a xlink:href="https://en.wikipedia.org/wiki/Nitrogen" xlink:type="simple">Nitrogen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.007" calcext:value-type="float">
            <text:p>14.007</text:p>
          </table:table-cell>
          <table:table-cell office:value-type="float" office:value="0.0012506" calcext:value-type="float">
            <text:p>0.0012506</text:p>
          </table:table-cell>
          <table:table-cell office:value-type="float" office:value="63.15" calcext:value-type="float">
            <text:p>63.15</text:p>
          </table:table-cell>
          <table:table-cell office:value-type="float" office:value="77.36" calcext:value-type="float">
            <text:p>77.36</text:p>
          </table:table-cell>
          <table:table-cell office:value-type="float" office:value="1.04" calcext:value-type="float">
            <text:p>1.04</text:p>
          </table:table-cell>
          <table:table-cell office:value-type="float" office:value="3.04" calcext:value-type="float">
            <text:p>3.0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a xlink:href="https://en.wikipedia.org/wiki/Oxygen" xlink:type="simple">Oxygen</text:a>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.999" calcext:value-type="float">
            <text:p>15.999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54.36" calcext:value-type="float">
            <text:p>54.36</text:p>
          </table:table-cell>
          <table:table-cell office:value-type="float" office:value="90.2" calcext:value-type="float">
            <text:p>90.2</text:p>
          </table:table-cell>
          <table:table-cell office:value-type="float" office:value="0.918" calcext:value-type="float">
            <text:p>0.918</text:p>
          </table:table-cell>
          <table:table-cell office:value-type="float" office:value="3.44" calcext:value-type="float">
            <text:p>3.44</text:p>
          </table:table-cell>
          <table:table-cell office:value-type="float" office:value="461000" calcext:value-type="float">
            <text:p>46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a xlink:href="https://en.wikipedia.org/wiki/Fluorine" xlink:type="simple">Fluorine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8.998403163" calcext:value-type="float">
            <text:p>18.998403163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53.53" calcext:value-type="float">
            <text:p>53.53</text:p>
          </table:table-cell>
          <table:table-cell office:value-type="float" office:value="85.03" calcext:value-type="float">
            <text:p>85.03</text:p>
          </table:table-cell>
          <table:table-cell office:value-type="float" office:value="0.824" calcext:value-type="float">
            <text:p>0.824</text:p>
          </table:table-cell>
          <table:table-cell office:value-type="float" office:value="3.98" calcext:value-type="float">
            <text:p>3.9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<text:a xlink:href="https://en.wikipedia.org/wiki/Neon" xlink:type="simple">Neon</text:a>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.1797" calcext:value-type="float">
            <text:p>20.1797</text:p>
          </table:table-cell>
          <table:table-cell office:value-type="float" office:value="0.0008999" calcext:value-type="float">
            <text:p>0.0008999</text:p>
          </table:table-cell>
          <table:table-cell office:value-type="float" office:value="24.56" calcext:value-type="float">
            <text:p>24.56</text:p>
          </table:table-cell>
          <table:table-cell office:value-type="float" office:value="27.07" calcext:value-type="float">
            <text:p>27.0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–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a xlink:href="https://en.wikipedia.org/wiki/Sodium" xlink:type="simple">Sodium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.98976928" calcext:value-type="float">
            <text:p>22.98976928</text:p>
          </table:table-cell>
          <table:table-cell office:value-type="float" office:value="0.971" calcext:value-type="float">
            <text:p>0.971</text:p>
          </table:table-cell>
          <table:table-cell office:value-type="float" office:value="370.87" calcext:value-type="float">
            <text:p>370.87</text:p>
          </table:table-cell>
          <table:table-cell office:value-type="float" office:value="1156" calcext:value-type="float">
            <text:p>1156</text:p>
          </table:table-cell>
          <table:table-cell office:value-type="float" office:value="1.228" calcext:value-type="float">
            <text:p>1.228</text:p>
          </table:table-cell>
          <table:table-cell office:value-type="float" office:value="0.93" calcext:value-type="float">
            <text:p>0.93</text:p>
          </table:table-cell>
          <table:table-cell office:value-type="float" office:value="23600" calcext:value-type="float">
            <text:p>236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a xlink:href="https://en.wikipedia.org/wiki/Magnesium" xlink:type="simple">Magnesium</text:a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.305" calcext:value-type="float">
            <text:p>24.305</text:p>
          </table:table-cell>
          <table:table-cell office:value-type="float" office:value="1.738" calcext:value-type="float">
            <text:p>1.738</text:p>
          </table:table-cell>
          <table:table-cell office:value-type="float" office:value="923" calcext:value-type="float">
            <text:p>923</text:p>
          </table:table-cell>
          <table:table-cell office:value-type="float" office:value="1363" calcext:value-type="float">
            <text:p>1363</text:p>
          </table:table-cell>
          <table:table-cell office:value-type="float" office:value="1.023" calcext:value-type="float">
            <text:p>1.023</text:p>
          </table:table-cell>
          <table:table-cell office:value-type="float" office:value="1.31" calcext:value-type="float">
            <text:p>1.31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<text:a xlink:href="https://en.wikipedia.org/wiki/Aluminium" xlink:type="simple">Aluminium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6.9815385" calcext:value-type="float">
            <text:p>26.9815385</text:p>
          </table:table-cell>
          <table:table-cell office:value-type="float" office:value="2.698" calcext:value-type="float">
            <text:p>2.698</text:p>
          </table:table-cell>
          <table:table-cell office:value-type="float" office:value="933" calcext:value-type="float">
            <text:p>933</text:p>
          </table:table-cell>
          <table:table-cell office:value-type="float" office:value="2792" calcext:value-type="float">
            <text:p>2792</text:p>
          </table:table-cell>
          <table:table-cell office:value-type="float" office:value="0.897" calcext:value-type="float">
            <text:p>0.897</text:p>
          </table:table-cell>
          <table:table-cell office:value-type="float" office:value="1.61" calcext:value-type="float">
            <text:p>1.61</text:p>
          </table:table-cell>
          <table:table-cell office:value-type="float" office:value="82300" calcext:value-type="float">
            <text:p>823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a xlink:href="https://en.wikipedia.org/wiki/Silicon" xlink:type="simple">Silicon</text:a>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8.085" calcext:value-type="float">
            <text:p>28.085</text:p>
          </table:table-cell>
          <table:table-cell office:value-type="float" office:value="2.3296" calcext:value-type="float">
            <text:p>2.3296</text:p>
          </table:table-cell>
          <table:table-cell office:value-type="float" office:value="1687" calcext:value-type="float">
            <text:p>1687</text:p>
          </table:table-cell>
          <table:table-cell office:value-type="float" office:value="3538" calcext:value-type="float">
            <text:p>3538</text:p>
          </table:table-cell>
          <table:table-cell office:value-type="float" office:value="0.705" calcext:value-type="float">
            <text:p>0.705</text:p>
          </table:table-cell>
          <table:table-cell office:value-type="float" office:value="1.9" calcext:value-type="float">
            <text:p>1.9</text:p>
          </table:table-cell>
          <table:table-cell office:value-type="float" office:value="282000" calcext:value-type="float">
            <text:p>282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a xlink:href="https://en.wikipedia.org/wiki/Phosphorus" xlink:type="simple">Phosphorus</text:a>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.973761998" calcext:value-type="float">
            <text:p>30.973761998</text:p>
          </table:table-cell>
          <table:table-cell office:value-type="float" office:value="1.82" calcext:value-type="float">
            <text:p>1.82</text:p>
          </table:table-cell>
          <table:table-cell office:value-type="float" office:value="317.3" calcext:value-type="float">
            <text:p>317.3</text:p>
          </table:table-cell>
          <table:table-cell office:value-type="float" office:value="550" calcext:value-type="float">
            <text:p>550</text:p>
          </table:table-cell>
          <table:table-cell office:value-type="float" office:value="0.769" calcext:value-type="float">
            <text:p>0.769</text:p>
          </table:table-cell>
          <table:table-cell office:value-type="float" office:value="2.19" calcext:value-type="float">
            <text:p>2.1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a xlink:href="https://en.wikipedia.org/wiki/Sulfur" xlink:type="simple">Sulfur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2.06" calcext:value-type="float">
            <text:p>32.06</text:p>
          </table:table-cell>
          <table:table-cell office:value-type="float" office:value="2.067" calcext:value-type="float">
            <text:p>2.067</text:p>
          </table:table-cell>
          <table:table-cell office:value-type="float" office:value="388.36" calcext:value-type="float">
            <text:p>388.36</text:p>
          </table:table-cell>
          <table:table-cell office:value-type="float" office:value="717.87" calcext:value-type="float">
            <text:p>717.87</text:p>
          </table:table-cell>
          <table:table-cell office:value-type="float" office:value="0.71" calcext:value-type="float">
            <text:p>0.71</text:p>
          </table:table-cell>
          <table:table-cell office:value-type="float" office:value="2.58" calcext:value-type="float">
            <text:p>2.5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<text:a xlink:href="https://en.wikipedia.org/wiki/Chlorine" xlink:type="simple">Chlorine</text:a>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5.45" calcext:value-type="float">
            <text:p>35.45</text:p>
          </table:table-cell>
          <table:table-cell office:value-type="float" office:value="0.003214" calcext:value-type="float">
            <text:p>0.003214</text:p>
          </table:table-cell>
          <table:table-cell office:value-type="float" office:value="171.6" calcext:value-type="float">
            <text:p>171.6</text:p>
          </table:table-cell>
          <table:table-cell office:value-type="float" office:value="239.11" calcext:value-type="float">
            <text:p>239.11</text:p>
          </table:table-cell>
          <table:table-cell office:value-type="float" office:value="0.479" calcext:value-type="float">
            <text:p>0.479</text:p>
          </table:table-cell>
          <table:table-cell office:value-type="float" office:value="3.16" calcext:value-type="float">
            <text:p>3.1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en.wikipedia.org/wiki/Argon" xlink:type="simple">Argon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9.948" calcext:value-type="float">
            <text:p>39.948</text:p>
          </table:table-cell>
          <table:table-cell office:value-type="float" office:value="0.0017837" calcext:value-type="float">
            <text:p>0.0017837</text:p>
          </table:table-cell>
          <table:table-cell office:value-type="float" office:value="83.8" calcext:value-type="float">
            <text:p>83.8</text:p>
          </table:table-cell>
          <table:table-cell office:value-type="float" office:value="87.3" calcext:value-type="float">
            <text:p>87.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–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<text:a xlink:href="https://en.wikipedia.org/wiki/Potassium" xlink:type="simple">Potassium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.0983" calcext:value-type="float">
            <text:p>39.0983</text:p>
          </table:table-cell>
          <table:table-cell office:value-type="float" office:value="0.862" calcext:value-type="float">
            <text:p>0.862</text:p>
          </table:table-cell>
          <table:table-cell office:value-type="float" office:value="336.53" calcext:value-type="float">
            <text:p>336.53</text:p>
          </table:table-cell>
          <table:table-cell office:value-type="float" office:value="1032" calcext:value-type="float">
            <text:p>1032</text:p>
          </table:table-cell>
          <table:table-cell office:value-type="float" office:value="0.757" calcext:value-type="float">
            <text:p>0.757</text:p>
          </table:table-cell>
          <table:table-cell office:value-type="float" office:value="0.82" calcext:value-type="float">
            <text:p>0.82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<text:a xlink:href="https://en.wikipedia.org/wiki/Calcium" xlink:type="simple">Calcium</text:a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.078" calcext:value-type="float">
            <text:p>40.078</text:p>
          </table:table-cell>
          <table:table-cell office:value-type="float" office:value="1.54" calcext:value-type="float">
            <text:p>1.54</text:p>
          </table:table-cell>
          <table:table-cell office:value-type="float" office:value="1115" calcext:value-type="float">
            <text:p>1115</text:p>
          </table:table-cell>
          <table:table-cell office:value-type="float" office:value="1757" calcext:value-type="float">
            <text:p>1757</text:p>
          </table:table-cell>
          <table:table-cell office:value-type="float" office:value="0.647" calcext:value-type="float">
            <text:p>0.647</text:p>
          </table:table-cell>
          <table:table-cell office:value-type="float" office:value="1" calcext:value-type="float">
            <text:p>1</text:p>
          </table:table-cell>
          <table:table-cell office:value-type="float" office:value="41500" calcext:value-type="float">
            <text:p>415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<text:a xlink:href="https://en.wikipedia.org/wiki/Scandium" xlink:type="simple">Scandium</text:a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.955908" calcext:value-type="float">
            <text:p>44.955908</text:p>
          </table:table-cell>
          <table:table-cell office:value-type="float" office:value="2.989" calcext:value-type="float">
            <text:p>2.989</text:p>
          </table:table-cell>
          <table:table-cell office:value-type="float" office:value="1814" calcext:value-type="float">
            <text:p>1814</text:p>
          </table:table-cell>
          <table:table-cell office:value-type="float" office:value="3109" calcext:value-type="float">
            <text:p>3109</text:p>
          </table:table-cell>
          <table:table-cell office:value-type="float" office:value="0.568" calcext:value-type="float">
            <text:p>0.568</text:p>
          </table:table-cell>
          <table:table-cell office:value-type="float" office:value="1.36" calcext:value-type="float">
            <text:p>1.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a xlink:href="https://en.wikipedia.org/wiki/Titanium" xlink:type="simple">Titanium</text:a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7.867" calcext:value-type="float">
            <text:p>47.867</text:p>
          </table:table-cell>
          <table:table-cell office:value-type="float" office:value="4.54" calcext:value-type="float">
            <text:p>4.54</text:p>
          </table:table-cell>
          <table:table-cell office:value-type="float" office:value="1941" calcext:value-type="float">
            <text:p>1941</text:p>
          </table:table-cell>
          <table:table-cell office:value-type="float" office:value="3560" calcext:value-type="float">
            <text:p>3560</text:p>
          </table:table-cell>
          <table:table-cell office:value-type="float" office:value="0.523" calcext:value-type="float">
            <text:p>0.523</text:p>
          </table:table-cell>
          <table:table-cell office:value-type="float" office:value="1.54" calcext:value-type="float">
            <text:p>1.54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a xlink:href="https://en.wikipedia.org/wiki/Vanadium" xlink:type="simple">Vanadium</text:a>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.9415" calcext:value-type="float">
            <text:p>50.9415</text:p>
          </table:table-cell>
          <table:table-cell office:value-type="float" office:value="6.11" calcext:value-type="float">
            <text:p>6.11</text:p>
          </table:table-cell>
          <table:table-cell office:value-type="float" office:value="2183" calcext:value-type="float">
            <text:p>2183</text:p>
          </table:table-cell>
          <table:table-cell office:value-type="float" office:value="3680" calcext:value-type="float">
            <text:p>3680</text:p>
          </table:table-cell>
          <table:table-cell office:value-type="float" office:value="0.489" calcext:value-type="float">
            <text:p>0.489</text:p>
          </table:table-cell>
          <table:table-cell office:value-type="float" office:value="1.63" calcext:value-type="float">
            <text:p>1.6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<text:a xlink:href="https://en.wikipedia.org/wiki/Chromium" xlink:type="simple">Chromium</text:a>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1.9961" calcext:value-type="float">
            <text:p>51.9961</text:p>
          </table:table-cell>
          <table:table-cell office:value-type="float" office:value="7.15" calcext:value-type="float">
            <text:p>7.15</text:p>
          </table:table-cell>
          <table:table-cell office:value-type="float" office:value="2180" calcext:value-type="float">
            <text:p>2180</text:p>
          </table:table-cell>
          <table:table-cell office:value-type="float" office:value="2944" calcext:value-type="float">
            <text:p>2944</text:p>
          </table:table-cell>
          <table:table-cell office:value-type="float" office:value="0.449" calcext:value-type="float">
            <text:p>0.449</text:p>
          </table:table-cell>
          <table:table-cell office:value-type="float" office:value="1.66" calcext:value-type="float">
            <text:p>1.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<text:a xlink:href="https://en.wikipedia.org/wiki/Manganese" xlink:type="simple">Manganese</text:a>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4.938044" calcext:value-type="float">
            <text:p>54.938044</text:p>
          </table:table-cell>
          <table:table-cell office:value-type="float" office:value="7.44" calcext:value-type="float">
            <text:p>7.44</text:p>
          </table:table-cell>
          <table:table-cell office:value-type="float" office:value="1519" calcext:value-type="float">
            <text:p>1519</text:p>
          </table:table-cell>
          <table:table-cell office:value-type="float" office:value="2334" calcext:value-type="float">
            <text:p>2334</text:p>
          </table:table-cell>
          <table:table-cell office:value-type="float" office:value="0.479" calcext:value-type="float">
            <text:p>0.479</text:p>
          </table:table-cell>
          <table:table-cell office:value-type="float" office:value="1.55" calcext:value-type="float">
            <text:p>1.5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a xlink:href="https://en.wikipedia.org/wiki/Iron" xlink:type="simple">Iron</text:a>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.845" calcext:value-type="float">
            <text:p>55.845</text:p>
          </table:table-cell>
          <table:table-cell office:value-type="float" office:value="7.874" calcext:value-type="float">
            <text:p>7.874</text:p>
          </table:table-cell>
          <table:table-cell office:value-type="float" office:value="1811" calcext:value-type="float">
            <text:p>1811</text:p>
          </table:table-cell>
          <table:table-cell office:value-type="float" office:value="3134" calcext:value-type="float">
            <text:p>3134</text:p>
          </table:table-cell>
          <table:table-cell office:value-type="float" office:value="0.449" calcext:value-type="float">
            <text:p>0.449</text:p>
          </table:table-cell>
          <table:table-cell office:value-type="float" office:value="1.83" calcext:value-type="float">
            <text:p>1.83</text:p>
          </table:table-cell>
          <table:table-cell office:value-type="float" office:value="56300" calcext:value-type="float">
            <text:p>563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<text:a xlink:href="https://en.wikipedia.org/wiki/Cobalt" xlink:type="simple">Cobalt</text:a>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8.933194" calcext:value-type="float">
            <text:p>58.933194</text:p>
          </table:table-cell>
          <table:table-cell office:value-type="float" office:value="8.86" calcext:value-type="float">
            <text:p>8.86</text:p>
          </table:table-cell>
          <table:table-cell office:value-type="float" office:value="1768" calcext:value-type="float">
            <text:p>1768</text:p>
          </table:table-cell>
          <table:table-cell office:value-type="float" office:value="3200" calcext:value-type="float">
            <text:p>3200</text:p>
          </table:table-cell>
          <table:table-cell office:value-type="float" office:value="0.421" calcext:value-type="float">
            <text:p>0.421</text:p>
          </table:table-cell>
          <table:table-cell office:value-type="float" office:value="1.88" calcext:value-type="float">
            <text:p>1.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<text:a xlink:href="https://en.wikipedia.org/wiki/Nickel" xlink:type="simple">Nickel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8.6934" calcext:value-type="float">
            <text:p>58.6934</text:p>
          </table:table-cell>
          <table:table-cell office:value-type="float" office:value="8.912" calcext:value-type="float">
            <text:p>8.912</text:p>
          </table:table-cell>
          <table:table-cell office:value-type="float" office:value="1728" calcext:value-type="float">
            <text:p>1728</text:p>
          </table:table-cell>
          <table:table-cell office:value-type="float" office:value="3186" calcext:value-type="float">
            <text:p>3186</text:p>
          </table:table-cell>
          <table:table-cell office:value-type="float" office:value="0.444" calcext:value-type="float">
            <text:p>0.444</text:p>
          </table:table-cell>
          <table:table-cell office:value-type="float" office:value="1.91" calcext:value-type="float">
            <text:p>1.9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<text:a xlink:href="https://en.wikipedia.org/wiki/Copper" xlink:type="simple">Copper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3.546" calcext:value-type="float">
            <text:p>63.546</text:p>
          </table:table-cell>
          <table:table-cell office:value-type="float" office:value="8.96" calcext:value-type="float">
            <text:p>8.96</text:p>
          </table:table-cell>
          <table:table-cell office:value-type="string" calcext:value-type="string">
            <text:p>1357.77<text:a xlink:href="https://en.wikipedia.org/wiki/List_of_chemical_elements#cite_note-autm-4" xlink:type="simple">[4]</text:a></text:p>
          </table:table-cell>
          <table:table-cell office:value-type="float" office:value="2835" calcext:value-type="float">
            <text:p>2835</text:p>
          </table:table-cell>
          <table:table-cell office:value-type="float" office:value="0.385" calcext:value-type="float">
            <text:p>0.385</text:p>
          </table:table-cell>
          <table:table-cell office:value-type="float" office:value="1.9" calcext:value-type="float">
            <text:p>1.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<text:a xlink:href="https://en.wikipedia.org/wiki/Zinc" xlink:type="simple">Zinc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5.38" calcext:value-type="float">
            <text:p>65.38</text:p>
          </table:table-cell>
          <table:table-cell office:value-type="float" office:value="7.134" calcext:value-type="float">
            <text:p>7.134</text:p>
          </table:table-cell>
          <table:table-cell office:value-type="float" office:value="692.88" calcext:value-type="float">
            <text:p>692.88</text:p>
          </table:table-cell>
          <table:table-cell office:value-type="float" office:value="1180" calcext:value-type="float">
            <text:p>1180</text:p>
          </table:table-cell>
          <table:table-cell office:value-type="float" office:value="0.388" calcext:value-type="float">
            <text:p>0.388</text:p>
          </table:table-cell>
          <table:table-cell office:value-type="float" office:value="1.65" calcext:value-type="float">
            <text:p>1.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<text:a xlink:href="https://en.wikipedia.org/wiki/Gallium" xlink:type="simple">Gallium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9.723" calcext:value-type="float">
            <text:p>69.723</text:p>
          </table:table-cell>
          <table:table-cell office:value-type="float" office:value="5.907" calcext:value-type="float">
            <text:p>5.907</text:p>
          </table:table-cell>
          <table:table-cell office:value-type="float" office:value="302.9146" calcext:value-type="float">
            <text:p>302.9146</text:p>
          </table:table-cell>
          <table:table-cell office:value-type="float" office:value="2477" calcext:value-type="float">
            <text:p>2477</text:p>
          </table:table-cell>
          <table:table-cell office:value-type="float" office:value="0.371" calcext:value-type="float">
            <text:p>0.371</text:p>
          </table:table-cell>
          <table:table-cell office:value-type="float" office:value="1.81" calcext:value-type="float">
            <text:p>1.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<text:a xlink:href="https://en.wikipedia.org/wiki/Germanium" xlink:type="simple">Germanium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2.63" calcext:value-type="float">
            <text:p>72.63</text:p>
          </table:table-cell>
          <table:table-cell office:value-type="float" office:value="5.323" calcext:value-type="float">
            <text:p>5.323</text:p>
          </table:table-cell>
          <table:table-cell office:value-type="float" office:value="1211.4" calcext:value-type="float">
            <text:p>1211.4</text:p>
          </table:table-cell>
          <table:table-cell office:value-type="float" office:value="3106" calcext:value-type="float">
            <text:p>3106</text:p>
          </table:table-cell>
          <table:table-cell office:value-type="float" office:value="0.32" calcext:value-type="float">
            <text:p>0.32</text:p>
          </table:table-cell>
          <table:table-cell office:value-type="float" office:value="2.01" calcext:value-type="float">
            <text:p>2.0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<text:a xlink:href="https://en.wikipedia.org/wiki/Arsenic" xlink:type="simple">Arsenic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4.921595" calcext:value-type="float">
            <text:p>74.921595</text:p>
          </table:table-cell>
          <table:table-cell office:value-type="float" office:value="5.776" calcext:value-type="float">
            <text:p>5.776</text:p>
          </table:table-cell>
          <table:table-cell office:value-type="string" calcext:value-type="string">
            <text:p>1090 <text:a xlink:href="https://en.wikipedia.org/wiki/List_of_chemical_elements#endnote_7" xlink:type="simple">7</text:a></text:p>
          </table:table-cell>
          <table:table-cell office:value-type="float" office:value="887" calcext:value-type="float">
            <text:p>887</text:p>
          </table:table-cell>
          <table:table-cell office:value-type="float" office:value="0.329" calcext:value-type="float">
            <text:p>0.329</text:p>
          </table:table-cell>
          <table:table-cell office:value-type="float" office:value="2.18" calcext:value-type="float">
            <text:p>2.1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a xlink:href="https://en.wikipedia.org/wiki/Selenium" xlink:type="simple">Selenium</text:a>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8.971" calcext:value-type="float">
            <text:p>78.971</text:p>
          </table:table-cell>
          <table:table-cell office:value-type="float" office:value="4.809" calcext:value-type="float">
            <text:p>4.809</text:p>
          </table:table-cell>
          <table:table-cell office:value-type="float" office:value="453" calcext:value-type="float">
            <text:p>453</text:p>
          </table:table-cell>
          <table:table-cell office:value-type="float" office:value="958" calcext:value-type="float">
            <text:p>958</text:p>
          </table:table-cell>
          <table:table-cell office:value-type="float" office:value="0.321" calcext:value-type="float">
            <text:p>0.321</text:p>
          </table:table-cell>
          <table:table-cell office:value-type="float" office:value="2.55" calcext:value-type="float">
            <text:p>2.5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<text:a xlink:href="https://en.wikipedia.org/wiki/Bromine" xlink:type="simple">Bromine</text:a>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9.904" calcext:value-type="float">
            <text:p>79.904</text:p>
          </table:table-cell>
          <table:table-cell office:value-type="float" office:value="3.122" calcext:value-type="float">
            <text:p>3.122</text:p>
          </table:table-cell>
          <table:table-cell office:value-type="float" office:value="265.8" calcext:value-type="float">
            <text:p>265.8</text:p>
          </table:table-cell>
          <table:table-cell office:value-type="float" office:value="332" calcext:value-type="float">
            <text:p>332</text:p>
          </table:table-cell>
          <table:table-cell office:value-type="float" office:value="0.474" calcext:value-type="float">
            <text:p>0.474</text:p>
          </table:table-cell>
          <table:table-cell office:value-type="float" office:value="2.96" calcext:value-type="float">
            <text:p>2.9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<text:a xlink:href="https://en.wikipedia.org/wiki/Krypton" xlink:type="simple">Krypton</text:a>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3.798" calcext:value-type="float">
            <text:p>83.798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115.79" calcext:value-type="float">
            <text:p>115.79</text:p>
          </table:table-cell>
          <table:table-cell office:value-type="float" office:value="119.93" calcext:value-type="float">
            <text:p>119.93</text:p>
          </table:table-cell>
          <table:table-cell office:value-type="float" office:value="0.248" calcext:value-type="float">
            <text:p>0.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×10−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<text:a xlink:href="https://en.wikipedia.org/wiki/Rubidium" xlink:type="simple">Rubidium</text:a>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.4678" calcext:value-type="float">
            <text:p>85.4678</text:p>
          </table:table-cell>
          <table:table-cell office:value-type="float" office:value="1.532" calcext:value-type="float">
            <text:p>1.532</text:p>
          </table:table-cell>
          <table:table-cell office:value-type="float" office:value="312.46" calcext:value-type="float">
            <text:p>312.46</text:p>
          </table:table-cell>
          <table:table-cell office:value-type="float" office:value="961" calcext:value-type="float">
            <text:p>961</text:p>
          </table:table-cell>
          <table:table-cell office:value-type="float" office:value="0.363" calcext:value-type="float">
            <text:p>0.363</text:p>
          </table:table-cell>
          <table:table-cell office:value-type="float" office:value="0.82" calcext:value-type="float">
            <text:p>0.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<text:a xlink:href="https://en.wikipedia.org/wiki/Strontium" xlink:type="simple">Strontium</text:a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7.62" calcext:value-type="float">
            <text:p>87.62</text:p>
          </table:table-cell>
          <table:table-cell office:value-type="float" office:value="2.64" calcext:value-type="float">
            <text:p>2.64</text:p>
          </table:table-cell>
          <table:table-cell office:value-type="float" office:value="1050" calcext:value-type="float">
            <text:p>1050</text:p>
          </table:table-cell>
          <table:table-cell office:value-type="float" office:value="1655" calcext:value-type="float">
            <text:p>1655</text:p>
          </table:table-cell>
          <table:table-cell office:value-type="float" office:value="0.301" calcext:value-type="float">
            <text:p>0.301</text:p>
          </table:table-cell>
          <table:table-cell office:value-type="float" office:value="0.95" calcext:value-type="float">
            <text:p>0.9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s://en.wikipedia.org/wiki/Yttrium" xlink:type="simple">Yttrium</text:a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8.90584" calcext:value-type="float">
            <text:p>88.90584</text:p>
          </table:table-cell>
          <table:table-cell office:value-type="float" office:value="4.469" calcext:value-type="float">
            <text:p>4.469</text:p>
          </table:table-cell>
          <table:table-cell office:value-type="float" office:value="1799" calcext:value-type="float">
            <text:p>1799</text:p>
          </table:table-cell>
          <table:table-cell office:value-type="float" office:value="3609" calcext:value-type="float">
            <text:p>3609</text:p>
          </table:table-cell>
          <table:table-cell office:value-type="float" office:value="0.298" calcext:value-type="float">
            <text:p>0.298</text:p>
          </table:table-cell>
          <table:table-cell office:value-type="float" office:value="1.22" calcext:value-type="float">
            <text:p>1.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<text:a xlink:href="https://en.wikipedia.org/wiki/Zirconium" xlink:type="simple">Zirconium</text:a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1.224" calcext:value-type="float">
            <text:p>91.224</text:p>
          </table:table-cell>
          <table:table-cell office:value-type="float" office:value="6.506" calcext:value-type="float">
            <text:p>6.506</text:p>
          </table:table-cell>
          <table:table-cell office:value-type="float" office:value="2128" calcext:value-type="float">
            <text:p>2128</text:p>
          </table:table-cell>
          <table:table-cell office:value-type="float" office:value="4682" calcext:value-type="float">
            <text:p>4682</text:p>
          </table:table-cell>
          <table:table-cell office:value-type="float" office:value="0.278" calcext:value-type="float">
            <text:p>0.278</text:p>
          </table:table-cell>
          <table:table-cell office:value-type="float" office:value="1.33" calcext:value-type="float">
            <text:p>1.3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<text:a xlink:href="https://en.wikipedia.org/wiki/Niobium" xlink:type="simple">Niobium</text:a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2.90637" calcext:value-type="float">
            <text:p>92.90637</text:p>
          </table:table-cell>
          <table:table-cell office:value-type="float" office:value="8.57" calcext:value-type="float">
            <text:p>8.57</text:p>
          </table:table-cell>
          <table:table-cell office:value-type="float" office:value="2750" calcext:value-type="float">
            <text:p>2750</text:p>
          </table:table-cell>
          <table:table-cell office:value-type="float" office:value="5017" calcext:value-type="float">
            <text:p>5017</text:p>
          </table:table-cell>
          <table:table-cell office:value-type="float" office:value="0.265" calcext:value-type="float">
            <text:p>0.265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<text:a xlink:href="https://en.wikipedia.org/wiki/Molybdenum" xlink:type="simple">Molybdenum</text:a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5.95" calcext:value-type="float">
            <text:p>95.95</text:p>
          </table:table-cell>
          <table:table-cell office:value-type="float" office:value="10.22" calcext:value-type="float">
            <text:p>10.22</text:p>
          </table:table-cell>
          <table:table-cell office:value-type="float" office:value="2896" calcext:value-type="float">
            <text:p>2896</text:p>
          </table:table-cell>
          <table:table-cell office:value-type="float" office:value="4912" calcext:value-type="float">
            <text:p>4912</text:p>
          </table:table-cell>
          <table:table-cell office:value-type="float" office:value="0.251" calcext:value-type="float">
            <text:p>0.251</text:p>
          </table:table-cell>
          <table:table-cell office:value-type="float" office:value="2.16" calcext:value-type="float">
            <text:p>2.1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<text:a xlink:href="https://en.wikipedia.org/wiki/Technetium" xlink:type="simple">Technetium</text:a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1.5" calcext:value-type="float">
            <text:p>11.5</text:p>
          </table:table-cell>
          <table:table-cell office:value-type="float" office:value="2430" calcext:value-type="float">
            <text:p>2430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–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~ 3×10−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<text:a xlink:href="https://en.wikipedia.org/wiki/Ruthenium" xlink:type="simple">Ruthenium</text:a>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1.07" calcext:value-type="float">
            <text:p>101.07</text:p>
          </table:table-cell>
          <table:table-cell office:value-type="float" office:value="12.37" calcext:value-type="float">
            <text:p>12.37</text:p>
          </table:table-cell>
          <table:table-cell office:value-type="float" office:value="2607" calcext:value-type="float">
            <text:p>2607</text:p>
          </table:table-cell>
          <table:table-cell office:value-type="float" office:value="4423" calcext:value-type="float">
            <text:p>4423</text:p>
          </table:table-cell>
          <table:table-cell office:value-type="float" office:value="0.238" calcext:value-type="float">
            <text:p>0.238</text:p>
          </table:table-cell>
          <table:table-cell office:value-type="float" office:value="2.2" calcext:value-type="float">
            <text:p>2.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<text:a xlink:href="https://en.wikipedia.org/wiki/Rhodium" xlink:type="simple">Rhodium</text:a>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2.9055" calcext:value-type="float">
            <text:p>102.9055</text:p>
          </table:table-cell>
          <table:table-cell office:value-type="float" office:value="12.41" calcext:value-type="float">
            <text:p>12.41</text:p>
          </table:table-cell>
          <table:table-cell office:value-type="float" office:value="2237" calcext:value-type="float">
            <text:p>2237</text:p>
          </table:table-cell>
          <table:table-cell office:value-type="float" office:value="3968" calcext:value-type="float">
            <text:p>3968</text:p>
          </table:table-cell>
          <table:table-cell office:value-type="float" office:value="0.243" calcext:value-type="float">
            <text:p>0.243</text:p>
          </table:table-cell>
          <table:table-cell office:value-type="float" office:value="2.28" calcext:value-type="float">
            <text:p>2.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<text:a xlink:href="https://en.wikipedia.org/wiki/Palladium" xlink:type="simple">Palladium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6.42" calcext:value-type="float">
            <text:p>106.42</text:p>
          </table:table-cell>
          <table:table-cell office:value-type="float" office:value="12.02" calcext:value-type="float">
            <text:p>12.02</text:p>
          </table:table-cell>
          <table:table-cell office:value-type="float" office:value="1828.05" calcext:value-type="float">
            <text:p>1828.05</text:p>
          </table:table-cell>
          <table:table-cell office:value-type="float" office:value="3236" calcext:value-type="float">
            <text:p>3236</text:p>
          </table:table-cell>
          <table:table-cell office:value-type="float" office:value="0.244" calcext:value-type="float">
            <text:p>0.244</text:p>
          </table:table-cell>
          <table:table-cell office:value-type="float" office:value="2.2" calcext:value-type="float">
            <text:p>2.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<text:a xlink:href="https://en.wikipedia.org/wiki/Silver" xlink:type="simple">Silver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7.8682" calcext:value-type="float">
            <text:p>107.8682</text:p>
          </table:table-cell>
          <table:table-cell office:value-type="float" office:value="10.501" calcext:value-type="float">
            <text:p>10.501</text:p>
          </table:table-cell>
          <table:table-cell office:value-type="string" calcext:value-type="string">
            <text:p>1234.93<text:a xlink:href="https://en.wikipedia.org/wiki/List_of_chemical_elements#cite_note-autm-4" xlink:type="simple">[4]</text:a></text:p>
          </table:table-cell>
          <table:table-cell office:value-type="float" office:value="2435" calcext:value-type="float">
            <text:p>2435</text:p>
          </table:table-cell>
          <table:table-cell office:value-type="float" office:value="0.235" calcext:value-type="float">
            <text:p>0.235</text:p>
          </table:table-cell>
          <table:table-cell office:value-type="float" office:value="1.93" calcext:value-type="float">
            <text:p>1.93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<text:a xlink:href="https://en.wikipedia.org/wiki/Cadmium" xlink:type="simple">Cadmium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2.414" calcext:value-type="float">
            <text:p>112.414</text:p>
          </table:table-cell>
          <table:table-cell office:value-type="float" office:value="8.69" calcext:value-type="float">
            <text:p>8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1040" calcext:value-type="float">
            <text:p>1040</text:p>
          </table:table-cell>
          <table:table-cell office:value-type="float" office:value="0.232" calcext:value-type="float">
            <text:p>0.232</text:p>
          </table:table-cell>
          <table:table-cell office:value-type="float" office:value="1.69" calcext:value-type="float">
            <text:p>1.69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a xlink:href="https://en.wikipedia.org/wiki/Indium" xlink:type="simple">Indium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4.818" calcext:value-type="float">
            <text:p>114.818</text:p>
          </table:table-cell>
          <table:table-cell office:value-type="float" office:value="7.31" calcext:value-type="float">
            <text:p>7.31</text:p>
          </table:table-cell>
          <table:table-cell office:value-type="float" office:value="429.75" calcext:value-type="float">
            <text:p>429.75</text:p>
          </table:table-cell>
          <table:table-cell office:value-type="float" office:value="2345" calcext:value-type="float">
            <text:p>2345</text:p>
          </table:table-cell>
          <table:table-cell office:value-type="float" office:value="0.233" calcext:value-type="float">
            <text:p>0.233</text:p>
          </table:table-cell>
          <table:table-cell office:value-type="float" office:value="1.78" calcext:value-type="float">
            <text:p>1.7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<text:a xlink:href="https://en.wikipedia.org/wiki/Tin" xlink:type="simple">Tin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8.71" calcext:value-type="float">
            <text:p>118.71</text:p>
          </table:table-cell>
          <table:table-cell office:value-type="float" office:value="7.287" calcext:value-type="float">
            <text:p>7.287</text:p>
          </table:table-cell>
          <table:table-cell office:value-type="float" office:value="505.08" calcext:value-type="float">
            <text:p>505.08</text:p>
          </table:table-cell>
          <table:table-cell office:value-type="float" office:value="2875" calcext:value-type="float">
            <text:p>2875</text:p>
          </table:table-cell>
          <table:table-cell office:value-type="float" office:value="0.228" calcext:value-type="float">
            <text:p>0.228</text:p>
          </table:table-cell>
          <table:table-cell office:value-type="float" office:value="1.96" calcext:value-type="float">
            <text:p>1.96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<text:a xlink:href="https://en.wikipedia.org/wiki/Antimony" xlink:type="simple">Antimony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1.76" calcext:value-type="float">
            <text:p>121.76</text:p>
          </table:table-cell>
          <table:table-cell office:value-type="float" office:value="6.685" calcext:value-type="float">
            <text:p>6.685</text:p>
          </table:table-cell>
          <table:table-cell office:value-type="float" office:value="903.78" calcext:value-type="float">
            <text:p>903.78</text:p>
          </table:table-cell>
          <table:table-cell office:value-type="float" office:value="1860" calcext:value-type="float">
            <text:p>1860</text:p>
          </table:table-cell>
          <table:table-cell office:value-type="float" office:value="0.207" calcext:value-type="float">
            <text:p>0.207</text:p>
          </table:table-cell>
          <table:table-cell office:value-type="float" office:value="2.05" calcext:value-type="float">
            <text:p>2.0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<text:a xlink:href="https://en.wikipedia.org/wiki/Tellurium" xlink:type="simple">Tellurium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7.6" calcext:value-type="float">
            <text:p>127.6</text:p>
          </table:table-cell>
          <table:table-cell office:value-type="float" office:value="6.232" calcext:value-type="float">
            <text:p>6.232</text:p>
          </table:table-cell>
          <table:table-cell office:value-type="float" office:value="722.66" calcext:value-type="float">
            <text:p>722.66</text:p>
          </table:table-cell>
          <table:table-cell office:value-type="float" office:value="1261" calcext:value-type="float">
            <text:p>1261</text:p>
          </table:table-cell>
          <table:table-cell office:value-type="float" office:value="0.202" calcext:value-type="float">
            <text:p>0.202</text:p>
          </table:table-cell>
          <table:table-cell office:value-type="float" office:value="2.1" calcext:value-type="float">
            <text:p>2.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a xlink:href="https://en.wikipedia.org/wiki/Iodine" xlink:type="simple">Iodine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6.90447" calcext:value-type="float">
            <text:p>126.90447</text:p>
          </table:table-cell>
          <table:table-cell office:value-type="float" office:value="4.93" calcext:value-type="float">
            <text:p>4.93</text:p>
          </table:table-cell>
          <table:table-cell office:value-type="float" office:value="386.85" calcext:value-type="float">
            <text:p>386.85</text:p>
          </table:table-cell>
          <table:table-cell office:value-type="float" office:value="457.4" calcext:value-type="float">
            <text:p>457.4</text:p>
          </table:table-cell>
          <table:table-cell office:value-type="float" office:value="0.214" calcext:value-type="float">
            <text:p>0.214</text:p>
          </table:table-cell>
          <table:table-cell office:value-type="float" office:value="2.66" calcext:value-type="float">
            <text:p>2.66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<text:a xlink:href="https://en.wikipedia.org/wiki/Xenon" xlink:type="simple">Xenon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1.293" calcext:value-type="float">
            <text:p>131.293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161.4" calcext:value-type="float">
            <text:p>161.4</text:p>
          </table:table-cell>
          <table:table-cell office:value-type="float" office:value="165.03" calcext:value-type="float">
            <text:p>165.03</text:p>
          </table:table-cell>
          <table:table-cell office:value-type="float" office:value="0.158" calcext:value-type="float">
            <text:p>0.15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3×10−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a xlink:href="https://en.wikipedia.org/wiki/Caesium" xlink:type="simple">Caesium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2.90545196" calcext:value-type="float">
            <text:p>132.90545196</text:p>
          </table:table-cell>
          <table:table-cell office:value-type="float" office:value="1.873" calcext:value-type="float">
            <text:p>1.873</text:p>
          </table:table-cell>
          <table:table-cell office:value-type="float" office:value="301.59" calcext:value-type="float">
            <text:p>301.59</text:p>
          </table:table-cell>
          <table:table-cell office:value-type="float" office:value="944" calcext:value-type="float">
            <text:p>944</text:p>
          </table:table-cell>
          <table:table-cell office:value-type="float" office:value="0.242" calcext:value-type="float">
            <text:p>0.242</text:p>
          </table:table-cell>
          <table:table-cell office:value-type="float" office:value="0.79" calcext:value-type="float">
            <text:p>0.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a xlink:href="https://en.wikipedia.org/wiki/Barium" xlink:type="simple">Barium</text:a>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7.327" calcext:value-type="float">
            <text:p>137.327</text:p>
          </table:table-cell>
          <table:table-cell office:value-type="float" office:value="3.594" calcext:value-type="float">
            <text:p>3.594</text:p>
          </table:table-cell>
          <table:table-cell office:value-type="float" office:value="1000" calcext:value-type="float">
            <text:p>1000</text:p>
          </table:table-cell>
          <table:table-cell office:value-type="float" office:value="2170" calcext:value-type="float">
            <text:p>2170</text:p>
          </table:table-cell>
          <table:table-cell office:value-type="float" office:value="0.204" calcext:value-type="float">
            <text:p>0.204</text:p>
          </table:table-cell>
          <table:table-cell office:value-type="float" office:value="0.89" calcext:value-type="float">
            <text:p>0.89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<text:a xlink:href="https://en.wikipedia.org/wiki/Lanthanum" xlink:type="simple">Lanthan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8.90547" calcext:value-type="float">
            <text:p>138.90547</text:p>
          </table:table-cell>
          <table:table-cell office:value-type="float" office:value="6.145" calcext:value-type="float">
            <text:p>6.145</text:p>
          </table:table-cell>
          <table:table-cell office:value-type="float" office:value="1193" calcext:value-type="float">
            <text:p>1193</text:p>
          </table:table-cell>
          <table:table-cell office:value-type="float" office:value="3737" calcext:value-type="float">
            <text:p>3737</text:p>
          </table:table-cell>
          <table:table-cell office:value-type="float" office:value="0.195" calcext:value-type="float">
            <text:p>0.195</text:p>
          </table:table-cell>
          <table:table-cell office:value-type="float" office:value="1.1" calcext:value-type="float">
            <text:p>1.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a xlink:href="https://en.wikipedia.org/wiki/Cerium" xlink:type="simple">Cer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0.116" calcext:value-type="float">
            <text:p>140.116</text:p>
          </table:table-cell>
          <table:table-cell office:value-type="float" office:value="6.77" calcext:value-type="float">
            <text:p>6.77</text:p>
          </table:table-cell>
          <table:table-cell office:value-type="float" office:value="1068" calcext:value-type="float">
            <text:p>1068</text:p>
          </table:table-cell>
          <table:table-cell office:value-type="float" office:value="3716" calcext:value-type="float">
            <text:p>3716</text:p>
          </table:table-cell>
          <table:table-cell office:value-type="float" office:value="0.192" calcext:value-type="float">
            <text:p>0.192</text:p>
          </table:table-cell>
          <table:table-cell office:value-type="float" office:value="1.12" calcext:value-type="float">
            <text:p>1.12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<text:a xlink:href="https://en.wikipedia.org/wiki/Praseodymium" xlink:type="simple">Praseodym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0.90766" calcext:value-type="float">
            <text:p>140.90766</text:p>
          </table:table-cell>
          <table:table-cell office:value-type="float" office:value="6.773" calcext:value-type="float">
            <text:p>6.773</text:p>
          </table:table-cell>
          <table:table-cell office:value-type="float" office:value="1208" calcext:value-type="float">
            <text:p>1208</text:p>
          </table:table-cell>
          <table:table-cell office:value-type="float" office:value="3793" calcext:value-type="float">
            <text:p>3793</text:p>
          </table:table-cell>
          <table:table-cell office:value-type="float" office:value="0.193" calcext:value-type="float">
            <text:p>0.193</text:p>
          </table:table-cell>
          <table:table-cell office:value-type="float" office:value="1.13" calcext:value-type="float">
            <text:p>1.13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<text:a xlink:href="https://en.wikipedia.org/wiki/Neodymium" xlink:type="simple">Neodym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4.242" calcext:value-type="float">
            <text:p>144.242</text:p>
          </table:table-cell>
          <table:table-cell office:value-type="float" office:value="7.007" calcext:value-type="float">
            <text:p>7.007</text:p>
          </table:table-cell>
          <table:table-cell office:value-type="float" office:value="1297" calcext:value-type="float">
            <text:p>1297</text:p>
          </table:table-cell>
          <table:table-cell office:value-type="float" office:value="3347" calcext:value-type="float">
            <text:p>3347</text:p>
          </table:table-cell>
          <table:table-cell office:value-type="float" office:value="0.19" calcext:value-type="float">
            <text:p>0.19</text:p>
          </table:table-cell>
          <table:table-cell office:value-type="float" office:value="1.14" calcext:value-type="float">
            <text:p>1.14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<text:a xlink:href="https://en.wikipedia.org/wiki/Promethium" xlink:type="simple">Prometh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7.26" calcext:value-type="float">
            <text:p>7.26</text:p>
          </table:table-cell>
          <table:table-cell office:value-type="float" office:value="1315" calcext:value-type="float">
            <text:p>1315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–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2×10−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<text:a xlink:href="https://en.wikipedia.org/wiki/Samarium" xlink:type="simple">Samar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0.36" calcext:value-type="float">
            <text:p>150.36</text:p>
          </table:table-cell>
          <table:table-cell office:value-type="float" office:value="7.52" calcext:value-type="float">
            <text:p>7.52</text:p>
          </table:table-cell>
          <table:table-cell office:value-type="float" office:value="1345" calcext:value-type="float">
            <text:p>1345</text:p>
          </table:table-cell>
          <table:table-cell office:value-type="float" office:value="2067" calcext:value-type="float">
            <text:p>2067</text:p>
          </table:table-cell>
          <table:table-cell office:value-type="float" office:value="0.197" calcext:value-type="float">
            <text:p>0.197</text:p>
          </table:table-cell>
          <table:table-cell office:value-type="float" office:value="1.17" calcext:value-type="float">
            <text:p>1.17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<text:a xlink:href="https://en.wikipedia.org/wiki/Europium" xlink:type="simple">Europ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1.964" calcext:value-type="float">
            <text:p>151.964</text:p>
          </table:table-cell>
          <table:table-cell office:value-type="float" office:value="5.243" calcext:value-type="float">
            <text:p>5.243</text:p>
          </table:table-cell>
          <table:table-cell office:value-type="float" office:value="1099" calcext:value-type="float">
            <text:p>1099</text:p>
          </table:table-cell>
          <table:table-cell office:value-type="float" office:value="1802" calcext:value-type="float">
            <text:p>1802</text:p>
          </table:table-cell>
          <table:table-cell office:value-type="float" office:value="0.182" calcext:value-type="float">
            <text:p>0.182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<text:a xlink:href="https://en.wikipedia.org/wiki/Gadolinium" xlink:type="simple">Gadolin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7.25" calcext:value-type="float">
            <text:p>157.25</text:p>
          </table:table-cell>
          <table:table-cell office:value-type="float" office:value="7.895" calcext:value-type="float">
            <text:p>7.895</text:p>
          </table:table-cell>
          <table:table-cell office:value-type="float" office:value="1585" calcext:value-type="float">
            <text:p>1585</text:p>
          </table:table-cell>
          <table:table-cell office:value-type="float" office:value="3546" calcext:value-type="float">
            <text:p>3546</text:p>
          </table:table-cell>
          <table:table-cell office:value-type="float" office:value="0.236" calcext:value-type="float">
            <text:p>0.236</text:p>
          </table:table-cell>
          <table:table-cell office:value-type="float" office:value="1.2" calcext:value-type="float">
            <text:p>1.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<text:a xlink:href="https://en.wikipedia.org/wiki/Terbium" xlink:type="simple">Terb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8.92535" calcext:value-type="float">
            <text:p>158.92535</text:p>
          </table:table-cell>
          <table:table-cell office:value-type="float" office:value="8.229" calcext:value-type="float">
            <text:p>8.229</text:p>
          </table:table-cell>
          <table:table-cell office:value-type="float" office:value="1629" calcext:value-type="float">
            <text:p>1629</text:p>
          </table:table-cell>
          <table:table-cell office:value-type="float" office:value="3503" calcext:value-type="float">
            <text:p>3503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<text:a xlink:href="https://en.wikipedia.org/wiki/Dysprosium" xlink:type="simple">Dyspros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2.5" calcext:value-type="float">
            <text:p>162.5</text:p>
          </table:table-cell>
          <table:table-cell office:value-type="float" office:value="8.55" calcext:value-type="float">
            <text:p>8.55</text:p>
          </table:table-cell>
          <table:table-cell office:value-type="float" office:value="1680" calcext:value-type="float">
            <text:p>1680</text:p>
          </table:table-cell>
          <table:table-cell office:value-type="float" office:value="2840" calcext:value-type="float">
            <text:p>2840</text:p>
          </table:table-cell>
          <table:table-cell office:value-type="float" office:value="0.17" calcext:value-type="float">
            <text:p>0.17</text:p>
          </table:table-cell>
          <table:table-cell office:value-type="float" office:value="1.22" calcext:value-type="float">
            <text:p>1.2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<text:a xlink:href="https://en.wikipedia.org/wiki/Holmium" xlink:type="simple">Holm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4.93033" calcext:value-type="float">
            <text:p>164.93033</text:p>
          </table:table-cell>
          <table:table-cell office:value-type="float" office:value="8.795" calcext:value-type="float">
            <text:p>8.795</text:p>
          </table:table-cell>
          <table:table-cell office:value-type="float" office:value="1734" calcext:value-type="float">
            <text:p>1734</text:p>
          </table:table-cell>
          <table:table-cell office:value-type="float" office:value="2993" calcext:value-type="float">
            <text:p>2993</text:p>
          </table:table-cell>
          <table:table-cell office:value-type="float" office:value="0.165" calcext:value-type="float">
            <text:p>0.165</text:p>
          </table:table-cell>
          <table:table-cell office:value-type="float" office:value="1.23" calcext:value-type="float">
            <text:p>1.2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<text:a xlink:href="https://en.wikipedia.org/wiki/Erbium" xlink:type="simple">Erb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7.259" calcext:value-type="float">
            <text:p>167.259</text:p>
          </table:table-cell>
          <table:table-cell office:value-type="float" office:value="9.066" calcext:value-type="float">
            <text:p>9.066</text:p>
          </table:table-cell>
          <table:table-cell office:value-type="float" office:value="1802" calcext:value-type="float">
            <text:p>1802</text:p>
          </table:table-cell>
          <table:table-cell office:value-type="float" office:value="3141" calcext:value-type="float">
            <text:p>3141</text:p>
          </table:table-cell>
          <table:table-cell office:value-type="float" office:value="0.168" calcext:value-type="float">
            <text:p>0.168</text:p>
          </table:table-cell>
          <table:table-cell office:value-type="float" office:value="1.24" calcext:value-type="float">
            <text:p>1.2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<text:a xlink:href="https://en.wikipedia.org/wiki/Thulium" xlink:type="simple">Thul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8.93422" calcext:value-type="float">
            <text:p>168.93422</text:p>
          </table:table-cell>
          <table:table-cell office:value-type="float" office:value="9.321" calcext:value-type="float">
            <text:p>9.321</text:p>
          </table:table-cell>
          <table:table-cell office:value-type="float" office:value="1818" calcext:value-type="float">
            <text:p>1818</text:p>
          </table:table-cell>
          <table:table-cell office:value-type="float" office:value="2223" calcext:value-type="float">
            <text:p>2223</text:p>
          </table:table-cell>
          <table:table-cell office:value-type="float" office:value="0.16" calcext:value-type="float">
            <text:p>0.16</text:p>
          </table:table-cell>
          <table:table-cell office:value-type="float" office:value="1.25" calcext:value-type="float">
            <text:p>1.2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<text:a xlink:href="https://en.wikipedia.org/wiki/Ytterbium" xlink:type="simple">Ytterb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3.045" calcext:value-type="float">
            <text:p>173.045</text:p>
          </table:table-cell>
          <table:table-cell office:value-type="float" office:value="6.965" calcext:value-type="float">
            <text:p>6.965</text:p>
          </table:table-cell>
          <table:table-cell office:value-type="float" office:value="1097" calcext:value-type="float">
            <text:p>1097</text:p>
          </table:table-cell>
          <table:table-cell office:value-type="float" office:value="1469" calcext:value-type="float">
            <text:p>1469</text:p>
          </table:table-cell>
          <table:table-cell office:value-type="float" office:value="0.155" calcext:value-type="float">
            <text:p>0.155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<text:a xlink:href="https://en.wikipedia.org/wiki/Lutetium" xlink:type="simple">Lutetium</text:a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4.9668" calcext:value-type="float">
            <text:p>174.9668</text:p>
          </table:table-cell>
          <table:table-cell office:value-type="float" office:value="9.84" calcext:value-type="float">
            <text:p>9.84</text:p>
          </table:table-cell>
          <table:table-cell office:value-type="float" office:value="1925" calcext:value-type="float">
            <text:p>1925</text:p>
          </table:table-cell>
          <table:table-cell office:value-type="float" office:value="3675" calcext:value-type="float">
            <text:p>3675</text:p>
          </table:table-cell>
          <table:table-cell office:value-type="float" office:value="0.154" calcext:value-type="float">
            <text:p>0.154</text:p>
          </table:table-cell>
          <table:table-cell office:value-type="float" office:value="1.27" calcext:value-type="float">
            <text:p>1.2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<text:a xlink:href="https://en.wikipedia.org/wiki/Hafnium" xlink:type="simple">Hafnium</text:a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8.49" calcext:value-type="float">
            <text:p>178.49</text:p>
          </table:table-cell>
          <table:table-cell office:value-type="float" office:value="13.31" calcext:value-type="float">
            <text:p>13.31</text:p>
          </table:table-cell>
          <table:table-cell office:value-type="float" office:value="2506" calcext:value-type="float">
            <text:p>2506</text:p>
          </table:table-cell>
          <table:table-cell office:value-type="float" office:value="4876" calcext:value-type="float">
            <text:p>4876</text:p>
          </table:table-cell>
          <table:table-cell office:value-type="float" office:value="0.144" calcext:value-type="float">
            <text:p>0.144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<text:a xlink:href="https://en.wikipedia.org/wiki/Tantalum" xlink:type="simple">Tantalum</text:a>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0.94788" calcext:value-type="float">
            <text:p>180.94788</text:p>
          </table:table-cell>
          <table:table-cell office:value-type="float" office:value="16.654" calcext:value-type="float">
            <text:p>16.654</text:p>
          </table:table-cell>
          <table:table-cell office:value-type="float" office:value="3290" calcext:value-type="float">
            <text:p>3290</text:p>
          </table:table-cell>
          <table:table-cell office:value-type="float" office:value="5731" calcext:value-type="float">
            <text:p>5731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a xlink:href="https://en.wikipedia.org/wiki/Tungsten" xlink:type="simple">Tungsten</text:a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3.84" calcext:value-type="float">
            <text:p>183.84</text:p>
          </table:table-cell>
          <table:table-cell office:value-type="float" office:value="19.25" calcext:value-type="float">
            <text:p>19.25</text:p>
          </table:table-cell>
          <table:table-cell office:value-type="float" office:value="3695" calcext:value-type="float">
            <text:p>3695</text:p>
          </table:table-cell>
          <table:table-cell office:value-type="float" office:value="5828" calcext:value-type="float">
            <text:p>5828</text:p>
          </table:table-cell>
          <table:table-cell office:value-type="float" office:value="0.132" calcext:value-type="float">
            <text:p>0.132</text:p>
          </table:table-cell>
          <table:table-cell office:value-type="float" office:value="2.36" calcext:value-type="float">
            <text:p>2.3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<text:a xlink:href="https://en.wikipedia.org/wiki/Rhenium" xlink:type="simple">Rhenium</text:a>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21.02" calcext:value-type="float">
            <text:p>21.02</text:p>
          </table:table-cell>
          <table:table-cell office:value-type="float" office:value="3459" calcext:value-type="float">
            <text:p>3459</text:p>
          </table:table-cell>
          <table:table-cell office:value-type="float" office:value="5869" calcext:value-type="float">
            <text:p>5869</text:p>
          </table:table-cell>
          <table:table-cell office:value-type="float" office:value="0.137" calcext:value-type="float">
            <text:p>0.13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7×10−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<text:a xlink:href="https://en.wikipedia.org/wiki/Osmium" xlink:type="simple">Osmium</text:a>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0.23" calcext:value-type="float">
            <text:p>190.23</text:p>
          </table:table-cell>
          <table:table-cell office:value-type="float" office:value="22.61" calcext:value-type="float">
            <text:p>22.61</text:p>
          </table:table-cell>
          <table:table-cell office:value-type="float" office:value="3306" calcext:value-type="float">
            <text:p>3306</text:p>
          </table:table-cell>
          <table:table-cell office:value-type="float" office:value="5285" calcext:value-type="float">
            <text:p>5285</text:p>
          </table:table-cell>
          <table:table-cell office:value-type="float" office:value="0.13" calcext:value-type="float">
            <text:p>0.13</text:p>
          </table:table-cell>
          <table:table-cell office:value-type="float" office:value="2.2" calcext:value-type="float">
            <text:p>2.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<text:a xlink:href="https://en.wikipedia.org/wiki/Iridium" xlink:type="simple">Iridium</text:a>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2.217" calcext:value-type="float">
            <text:p>192.217</text:p>
          </table:table-cell>
          <table:table-cell office:value-type="float" office:value="22.56" calcext:value-type="float">
            <text:p>22.56</text:p>
          </table:table-cell>
          <table:table-cell office:value-type="float" office:value="2719" calcext:value-type="float">
            <text:p>2719</text:p>
          </table:table-cell>
          <table:table-cell office:value-type="float" office:value="4701" calcext:value-type="float">
            <text:p>4701</text:p>
          </table:table-cell>
          <table:table-cell office:value-type="float" office:value="0.131" calcext:value-type="float">
            <text:p>0.131</text:p>
          </table:table-cell>
          <table:table-cell office:value-type="float" office:value="2.2" calcext:value-type="float">
            <text:p>2.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<text:a xlink:href="https://en.wikipedia.org/wiki/Platinum" xlink:type="simple">Platinum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5.084" calcext:value-type="float">
            <text:p>195.084</text:p>
          </table:table-cell>
          <table:table-cell office:value-type="float" office:value="21.46" calcext:value-type="float">
            <text:p>21.46</text:p>
          </table:table-cell>
          <table:table-cell office:value-type="string" calcext:value-type="string">
            <text:p>2041.4<text:a xlink:href="https://en.wikipedia.org/wiki/List_of_chemical_elements#cite_note-autm-4" xlink:type="simple">[4]</text:a></text:p>
          </table:table-cell>
          <table:table-cell office:value-type="float" office:value="4098" calcext:value-type="float">
            <text:p>4098</text:p>
          </table:table-cell>
          <table:table-cell office:value-type="float" office:value="0.133" calcext:value-type="float">
            <text:p>0.133</text:p>
          </table:table-cell>
          <table:table-cell office:value-type="float" office:value="2.28" calcext:value-type="float">
            <text:p>2.2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<text:a xlink:href="https://en.wikipedia.org/wiki/Gold" xlink:type="simple">Gold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6.966569" calcext:value-type="float">
            <text:p>196.966569</text:p>
          </table:table-cell>
          <table:table-cell office:value-type="float" office:value="19.282" calcext:value-type="float">
            <text:p>19.282</text:p>
          </table:table-cell>
          <table:table-cell office:value-type="string" calcext:value-type="string">
            <text:p>1337.33<text:a xlink:href="https://en.wikipedia.org/wiki/List_of_chemical_elements#cite_note-autm-4" xlink:type="simple">[4]</text:a></text:p>
          </table:table-cell>
          <table:table-cell office:value-type="float" office:value="3129" calcext:value-type="float">
            <text:p>3129</text:p>
          </table:table-cell>
          <table:table-cell office:value-type="float" office:value="0.129" calcext:value-type="float">
            <text:p>0.129</text:p>
          </table:table-cell>
          <table:table-cell office:value-type="float" office:value="2.54" calcext:value-type="float">
            <text:p>2.5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<text:a xlink:href="https://en.wikipedia.org/wiki/Mercury_(element)" xlink:type="simple">Mercury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0.592" calcext:value-type="float">
            <text:p>200.592</text:p>
          </table:table-cell>
          <table:table-cell office:value-type="float" office:value="13.5336" calcext:value-type="float">
            <text:p>13.5336</text:p>
          </table:table-cell>
          <table:table-cell office:value-type="float" office:value="234.43" calcext:value-type="float">
            <text:p>234.43</text:p>
          </table:table-cell>
          <table:table-cell office:value-type="float" office:value="629.88" calcext:value-type="float">
            <text:p>629.88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<text:a xlink:href="https://en.wikipedia.org/wiki/Thallium" xlink:type="simple">Thallium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4.38" calcext:value-type="float">
            <text:p>204.38</text:p>
          </table:table-cell>
          <table:table-cell office:value-type="float" office:value="11.85" calcext:value-type="float">
            <text:p>11.85</text:p>
          </table:table-cell>
          <table:table-cell office:value-type="float" office:value="577" calcext:value-type="float">
            <text:p>577</text:p>
          </table:table-cell>
          <table:table-cell office:value-type="float" office:value="1746" calcext:value-type="float">
            <text:p>1746</text:p>
          </table:table-cell>
          <table:table-cell office:value-type="float" office:value="0.129" calcext:value-type="float">
            <text:p>0.129</text:p>
          </table:table-cell>
          <table:table-cell office:value-type="float" office:value="1.62" calcext:value-type="float">
            <text:p>1.6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<text:a xlink:href="https://en.wikipedia.org/wiki/Lead" xlink:type="simple">Lead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7.2" calcext:value-type="float">
            <text:p>207.2</text:p>
          </table:table-cell>
          <table:table-cell office:value-type="float" office:value="11.342" calcext:value-type="float">
            <text:p>11.342</text:p>
          </table:table-cell>
          <table:table-cell office:value-type="float" office:value="600.61" calcext:value-type="float">
            <text:p>600.61</text:p>
          </table:table-cell>
          <table:table-cell office:value-type="float" office:value="2022" calcext:value-type="float">
            <text:p>2022</text:p>
          </table:table-cell>
          <table:table-cell office:value-type="float" office:value="0.129" calcext:value-type="float">
            <text:p>0.129</text:p>
          </table:table-cell>
          <table:table-cell office:value-type="float" office:value="1.87" calcext:value-type="float">
            <text:p>1.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<text:a xlink:href="https://en.wikipedia.org/wiki/Bismuth" xlink:type="simple">Bismuth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8.9804" calcext:value-type="float">
            <text:p>208.9804</text:p>
          </table:table-cell>
          <table:table-cell office:value-type="float" office:value="9.807" calcext:value-type="float">
            <text:p>9.807</text:p>
          </table:table-cell>
          <table:table-cell office:value-type="float" office:value="544.7" calcext:value-type="float">
            <text:p>544.7</text:p>
          </table:table-cell>
          <table:table-cell office:value-type="float" office:value="1837" calcext:value-type="float">
            <text:p>1837</text:p>
          </table:table-cell>
          <table:table-cell office:value-type="float" office:value="0.122" calcext:value-type="float">
            <text:p>0.122</text:p>
          </table:table-cell>
          <table:table-cell office:value-type="float" office:value="2.02" calcext:value-type="float">
            <text:p>2.0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<text:a xlink:href="https://en.wikipedia.org/wiki/Polonium" xlink:type="simple">Polonium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office:value-type="float" office:value="9.32" calcext:value-type="float">
            <text:p>9.32</text:p>
          </table:table-cell>
          <table:table-cell office:value-type="float" office:value="527" calcext:value-type="float">
            <text:p>527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×10−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<text:a xlink:href="https://en.wikipedia.org/wiki/Astatine" xlink:type="simple">Astatine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575" calcext:value-type="float">
            <text:p>57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–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3×10−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<text:a xlink:href="https://en.wikipedia.org/wiki/Radon" xlink:type="simple">Radon</text:a>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202" calcext:value-type="float">
            <text:p>202</text:p>
          </table:table-cell>
          <table:table-cell office:value-type="float" office:value="211.3" calcext:value-type="float">
            <text:p>211.3</text:p>
          </table:table-cell>
          <table:table-cell office:value-type="float" office:value="0.094" calcext:value-type="float">
            <text:p>0.09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4×10−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<text:a xlink:href="https://en.wikipedia.org/wiki/Francium" xlink:type="simple">Francium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3" calcext:value-type="float">
            <text:p>223</text:p>
          </table:table-cell>
          <table:table-cell office:value-type="float" office:value="1.87" calcext:value-type="float">
            <text:p>1.87</text:p>
          </table:table-cell>
          <table:table-cell office:value-type="float" office:value="300" calcext:value-type="float">
            <text:p>30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–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~ 1×10−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<text:a xlink:href="https://en.wikipedia.org/wiki/Radium" xlink:type="simple">Radium</text:a>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office:value-type="float" office:value="5.5" calcext:value-type="float">
            <text:p>5.5</text:p>
          </table:table-cell>
          <table:table-cell office:value-type="float" office:value="973" calcext:value-type="float">
            <text:p>973</text:p>
          </table:table-cell>
          <table:table-cell office:value-type="float" office:value="2010" calcext:value-type="float">
            <text:p>201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9×10−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a xlink:href="https://en.wikipedia.org/wiki/Actinium" xlink:type="simple">Actin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10.07" calcext:value-type="float">
            <text:p>10.07</text:p>
          </table:table-cell>
          <table:table-cell office:value-type="float" office:value="1323" calcext:value-type="float">
            <text:p>1323</text:p>
          </table:table-cell>
          <table:table-cell office:value-type="float" office:value="3471" calcext:value-type="float">
            <text:p>3471</text:p>
          </table:table-cell>
          <table:table-cell office:value-type="float" office:value="0.12" calcext:value-type="float">
            <text:p>0.1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.5×10−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a xlink:href="https://en.wikipedia.org/wiki/Thorium" xlink:type="simple">Thor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2.0377" calcext:value-type="float">
            <text:p>232.0377</text:p>
          </table:table-cell>
          <table:table-cell office:value-type="float" office:value="11.72" calcext:value-type="float">
            <text:p>11.72</text:p>
          </table:table-cell>
          <table:table-cell office:value-type="float" office:value="2115" calcext:value-type="float">
            <text:p>2115</text:p>
          </table:table-cell>
          <table:table-cell office:value-type="float" office:value="5061" calcext:value-type="float">
            <text:p>5061</text:p>
          </table:table-cell>
          <table:table-cell office:value-type="float" office:value="0.113" calcext:value-type="float">
            <text:p>0.113</text:p>
          </table:table-cell>
          <table:table-cell office:value-type="float" office:value="1.3" calcext:value-type="float">
            <text:p>1.3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<text:a xlink:href="https://en.wikipedia.org/wiki/Protactinium" xlink:type="simple">Protactin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1.03588" calcext:value-type="float">
            <text:p>231.03588</text:p>
          </table:table-cell>
          <table:table-cell office:value-type="float" office:value="15.37" calcext:value-type="float">
            <text:p>15.37</text:p>
          </table:table-cell>
          <table:table-cell office:value-type="float" office:value="1841" calcext:value-type="float">
            <text:p>1841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–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.4×10−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<text:a xlink:href="https://en.wikipedia.org/wiki/Uranium" xlink:type="simple">Uran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8.02891" calcext:value-type="float">
            <text:p>238.02891</text:p>
          </table:table-cell>
          <table:table-cell office:value-type="float" office:value="18.95" calcext:value-type="float">
            <text:p>18.95</text:p>
          </table:table-cell>
          <table:table-cell office:value-type="float" office:value="1405.3" calcext:value-type="float">
            <text:p>1405.3</text:p>
          </table:table-cell>
          <table:table-cell office:value-type="float" office:value="4404" calcext:value-type="float">
            <text:p>4404</text:p>
          </table:table-cell>
          <table:table-cell office:value-type="float" office:value="0.116" calcext:value-type="float">
            <text:p>0.116</text:p>
          </table:table-cell>
          <table:table-cell office:value-type="float" office:value="1.38" calcext:value-type="float">
            <text:p>1.3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<text:a xlink:href="https://en.wikipedia.org/wiki/Neptunium" xlink:type="simple">Neptun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7" calcext:value-type="float">
            <text:p>237</text:p>
          </table:table-cell>
          <table:table-cell office:value-type="float" office:value="20.45" calcext:value-type="float">
            <text:p>20.45</text:p>
          </table:table-cell>
          <table:table-cell office:value-type="float" office:value="917" calcext:value-type="float">
            <text:p>917</text:p>
          </table:table-cell>
          <table:table-cell office:value-type="float" office:value="4273" calcext:value-type="float">
            <text:p>4273</text:p>
          </table:table-cell>
          <table:table-cell office:value-type="string" calcext:value-type="string">
            <text:p>–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≤ 3×10−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<text:a xlink:href="https://en.wikipedia.org/wiki/Plutonium" xlink:type="simple">Pluton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4" calcext:value-type="float">
            <text:p>244</text:p>
          </table:table-cell>
          <table:table-cell office:value-type="float" office:value="19.84" calcext:value-type="float">
            <text:p>19.84</text:p>
          </table:table-cell>
          <table:table-cell office:value-type="float" office:value="912.5" calcext:value-type="float">
            <text:p>912.5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–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≤ 3×10−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a xlink:href="https://en.wikipedia.org/wiki/Americium" xlink:type="simple">Americ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13.69" calcext:value-type="float">
            <text:p>13.69</text:p>
          </table:table-cell>
          <table:table-cell office:value-type="float" office:value="1449" calcext:value-type="float">
            <text:p>1449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–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<text:a xlink:href="https://en.wikipedia.org/wiki/Curium" xlink:type="simple">Cur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7" calcext:value-type="float">
            <text:p>247</text:p>
          </table:table-cell>
          <table:table-cell office:value-type="float" office:value="13.51" calcext:value-type="float">
            <text:p>13.51</text:p>
          </table:table-cell>
          <table:table-cell office:value-type="float" office:value="1613" calcext:value-type="float">
            <text:p>1613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–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<text:a xlink:href="https://en.wikipedia.org/wiki/Berkelium" xlink:type="simple">Berkel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7" calcext:value-type="float">
            <text:p>247</text:p>
          </table:table-cell>
          <table:table-cell office:value-type="float" office:value="14.79" calcext:value-type="float">
            <text:p>14.79</text:p>
          </table:table-cell>
          <table:table-cell office:value-type="float" office:value="1259" calcext:value-type="float">
            <text:p>1259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–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<text:a xlink:href="https://en.wikipedia.org/wiki/Californium" xlink:type="simple">Californ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1" calcext:value-type="float">
            <text:p>251</text:p>
          </table:table-cell>
          <table:table-cell office:value-type="float" office:value="15.1" calcext:value-type="float">
            <text:p>15.1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(1743)<text:a xlink:href="https://en.wikipedia.org/wiki/List_of_chemical_elements#endnote_11" xlink:type="simple">11</text:a></text:p>
          </table:table-cell>
          <table:table-cell office:value-type="string" calcext:value-type="string">
            <text:p>–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a xlink:href="https://en.wikipedia.org/wiki/Einsteinium" xlink:type="simple">Einstein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8.84" calcext:value-type="float">
            <text:p>8.84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(1269)<text:a xlink:href="https://en.wikipedia.org/wiki/List_of_chemical_elements#endnote_11" xlink:type="simple">11</text:a></text:p>
          </table:table-cell>
          <table:table-cell office:value-type="string" calcext:value-type="string">
            <text:p>–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<text:a xlink:href="https://en.wikipedia.org/wiki/Fermium" xlink:type="simple">Ferm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7" calcext:value-type="float">
            <text:p>257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(1125)<text:a xlink:href="https://en.wikipedia.org/wiki/List_of_chemical_elements#endnote_11" xlink:type="simple">11</text:a>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<text:a xlink:href="https://en.wikipedia.org/wiki/Mendelevium" xlink:type="simple">Mendelev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(1100)<text:a xlink:href="https://en.wikipedia.org/wiki/List_of_chemical_elements#endnote_11" xlink:type="simple">11</text:a>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en.wikipedia.org/wiki/Nobelium" xlink:type="simple">Nobelium</text:a>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9" calcext:value-type="float">
            <text:p>25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(1100)<text:a xlink:href="https://en.wikipedia.org/wiki/List_of_chemical_elements#endnote_11" xlink:type="simple">11</text:a>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<text:a xlink:href="https://en.wikipedia.org/wiki/Lawrencium" xlink:type="simple">Lawrencium</text:a>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6" calcext:value-type="float">
            <text:p>26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(1900)<text:a xlink:href="https://en.wikipedia.org/wiki/List_of_chemical_elements#endnote_11" xlink:type="simple">11</text:a></text:p>
          </table:table-cell>
          <table:table-cell table:number-columns-repeated="2" office:value-type="string" calcext:value-type="string">
            <text:p>–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<text:a xlink:href="https://en.wikipedia.org/wiki/Rutherfordium" xlink:type="simple">Rutherfordium</text:a>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7" calcext:value-type="float">
            <text:p>267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(2400)<text:a xlink:href="https://en.wikipedia.org/wiki/List_of_chemical_elements#endnote_11" xlink:type="simple">11</text:a></text:p>
          </table:table-cell>
          <table:table-cell office:value-type="string" calcext:value-type="string">
            <text:p>(5800)<text:a xlink:href="https://en.wikipedia.org/wiki/List_of_chemical_elements#endnote_11" xlink:type="simple">11</text:a>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<text:a xlink:href="https://en.wikipedia.org/wiki/Dubnium" xlink:type="simple">Dubnium</text:a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68" calcext:value-type="float">
            <text:p>268</text:p>
          </table:table-cell>
          <table:table-cell office:value-type="float" office:value="29.3" calcext:value-type="float">
            <text:p>29.3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<text:a xlink:href="https://en.wikipedia.org/wiki/Seaborgium" xlink:type="simple">Seaborgium</text:a>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<text:a xlink:href="https://en.wikipedia.org/wiki/Bohrium" xlink:type="simple">Bohrium</text:a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37.1" calcext:value-type="float">
            <text:p>37.1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<text:a xlink:href="https://en.wikipedia.org/wiki/Hassium" xlink:type="simple">Hassium</text:a>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40.7" calcext:value-type="float">
            <text:p>40.7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<text:a xlink:href="https://en.wikipedia.org/wiki/Meitnerium" xlink:type="simple">Meitnerium</text:a>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8" calcext:value-type="float">
            <text:p>278</text:p>
          </table:table-cell>
          <table:table-cell office:value-type="float" office:value="37.4" calcext:value-type="float">
            <text:p>37.4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<text:a xlink:href="https://en.wikipedia.org/wiki/Darmstadtium" xlink:type="simple">Darmstadtium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float" office:value="34.8" calcext:value-type="float">
            <text:p>34.8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<text:a xlink:href="https://en.wikipedia.org/wiki/Roentgenium" xlink:type="simple">Roentgenium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82" calcext:value-type="float">
            <text:p>282</text:p>
          </table:table-cell>
          <table:table-cell office:value-type="float" office:value="28.7" calcext:value-type="float">
            <text:p>28.7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<text:a xlink:href="https://en.wikipedia.org/wiki/Copernicium" xlink:type="simple">Copernicium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85" calcext:value-type="float">
            <text:p>285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357 <text:a xlink:href="https://en.wikipedia.org/wiki/List_of_chemical_elements#endnote_12" xlink:type="simple">12</text:a>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Uut</text:p>
          </table:table-cell>
          <table:table-cell office:value-type="string" calcext:value-type="string">
            <text:p><text:a xlink:href="https://en.wikipedia.org/wiki/Ununtrium" xlink:type="simple">Ununtrium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700)<text:a xlink:href="https://en.wikipedia.org/wiki/List_of_chemical_elements#endnote_11" xlink:type="simple">11</text:a></text:p>
          </table:table-cell>
          <table:table-cell office:value-type="string" calcext:value-type="string">
            <text:p>(1400)<text:a xlink:href="https://en.wikipedia.org/wiki/List_of_chemical_elements#endnote_11" xlink:type="simple">11</text:a>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<text:a xlink:href="https://en.wikipedia.org/wiki/Flerovium" xlink:type="simple">Flerovium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340)<text:a xlink:href="https://en.wikipedia.org/wiki/List_of_chemical_elements#endnote_11" xlink:type="simple">11</text:a></text:p>
          </table:table-cell>
          <table:table-cell office:value-type="string" calcext:value-type="string">
            <text:p>(420)<text:a xlink:href="https://en.wikipedia.org/wiki/List_of_chemical_elements#endnote_11" xlink:type="simple">11</text:a>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Uup</text:p>
          </table:table-cell>
          <table:table-cell office:value-type="string" calcext:value-type="string">
            <text:p><text:a xlink:href="https://en.wikipedia.org/wiki/Ununpentium" xlink:type="simple">Ununpentium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(700)<text:a xlink:href="https://en.wikipedia.org/wiki/List_of_chemical_elements#endnote_11" xlink:type="simple">11</text:a></text:p>
          </table:table-cell>
          <table:table-cell office:value-type="string" calcext:value-type="string">
            <text:p>(1400)<text:a xlink:href="https://en.wikipedia.org/wiki/List_of_chemical_elements#endnote_11" xlink:type="simple">11</text:a>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en.wikipedia.org/wiki/Livermorium" xlink:type="simple">Livermorium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(709)<text:a xlink:href="https://en.wikipedia.org/wiki/List_of_chemical_elements#endnote_11" xlink:type="simple">11</text:a></text:p>
          </table:table-cell>
          <table:table-cell office:value-type="string" calcext:value-type="string">
            <text:p>(1085)<text:a xlink:href="https://en.wikipedia.org/wiki/List_of_chemical_elements#endnote_11" xlink:type="simple">11</text:a>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us</text:p>
          </table:table-cell>
          <table:table-cell office:value-type="string" calcext:value-type="string">
            <text:p><text:a xlink:href="https://en.wikipedia.org/wiki/Ununseptium" xlink:type="simple">Ununseptium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94" calcext:value-type="float">
            <text:p>29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(723)<text:a xlink:href="https://en.wikipedia.org/wiki/List_of_chemical_elements#endnote_11" xlink:type="simple">11</text:a></text:p>
          </table:table-cell>
          <table:table-cell office:value-type="string" calcext:value-type="string">
            <text:p>(883)<text:a xlink:href="https://en.wikipedia.org/wiki/List_of_chemical_elements#endnote_11" xlink:type="simple">11</text:a>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Uuo</text:p>
          </table:table-cell>
          <table:table-cell office:value-type="string" calcext:value-type="string">
            <text:p><text:a xlink:href="https://en.wikipedia.org/wiki/Ununoctium" xlink:type="simple">Ununoctium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58)<text:a xlink:href="https://en.wikipedia.org/wiki/List_of_chemical_elements#endnote_11" xlink:type="simple">11</text:a></text:p>
          </table:table-cell>
          <table:table-cell office:value-type="string" calcext:value-type="string">
            <text:p>(263)<text:a xlink:href="https://en.wikipedia.org/wiki/List_of_chemical_elements#endnote_11" xlink:type="simple">11</text:a>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0 <text:a xlink:href="https://en.wikipedia.org/wiki/List_of_chemical_elements#endnote_8" xlink:type="simple">8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2:33:43.332331214</meta:creation-date>
    <dc:date>2016-07-05T18:20:15.714205880</dc:date>
    <meta:editing-duration>PT1H35M28S</meta:editing-duration>
    <meta:editing-cycles>4</meta:editing-cycles>
    <meta:generator>LibreOffice/5.1.4.2$Linux_X86_64 LibreOffice_project/10m0$Build-2</meta:generator>
    <meta:document-statistic meta:table-count="2" meta:cell-count="1861" meta:object-count="0"/>
  </office:meta>
</office:document-meta>
</file>